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47in"/>
    </style:style>
    <style:style style:name="co2" style:family="table-column">
      <style:table-column-properties fo:break-before="auto" style:column-width="3.4382in"/>
    </style:style>
    <style:style style:name="co3" style:family="table-column">
      <style:table-column-properties fo:break-before="auto" style:column-width="0.6736in"/>
    </style:style>
    <style:style style:name="co4" style:family="table-column">
      <style:table-column-properties fo:break-before="auto" style:column-width="1.9035in"/>
    </style:style>
    <style:style style:name="co5" style:family="table-column">
      <style:table-column-properties fo:break-before="auto" style:column-width="1.9547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1.6457in"/>
    </style:style>
    <style:style style:name="co9" style:family="table-column">
      <style:table-column-properties fo:break-before="auto" style:column-width="1.9374in"/>
    </style:style>
    <style:style style:name="co10" style:family="table-column">
      <style:table-column-properties fo:break-before="auto" style:column-width="1.5173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pivot_20_table">
      <style:table-properties table:display="true" style:writing-mode="lr-tb"/>
    </style:style>
    <style:style style:name="ta2" style:family="table" style:master-page-name="PageStyle_5f_Liste_20_competences_5f_CVC_20_Web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>
      <style:table-cell-properties style:rotation-align="none"/>
      <style:text-properties fo:color="#10243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10243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D_FAMCOMP</text:p>
          </table:table-cell>
          <table:table-cell table:style-name="ce7" office:value-type="string" calcext:value-type="string">
            <text:p>TXT_COMP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ALM</text:p>
          </table:table-cell>
          <table:table-cell table:style-name="ce8" office:value-type="string" calcext:value-type="string">
            <text:p>Agile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n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pache Mave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ooc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ugzill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uildBo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learC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MV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bertur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pp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ruise Contro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V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BUnit SV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DT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xpec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ogBugz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radl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reenPepp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OO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P Quality Cen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Mak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cks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cover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depen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IR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M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Web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ntis Bug Track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b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EG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EGA Design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ercury Quality Cen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eri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oc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 Vis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Co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IA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M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seid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wer AM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wer Design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F-Tes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uickTes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nore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- Function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ClearC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Functional Tes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Ro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Test Manag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TestManag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Unified Proces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XD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D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R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CADE Suit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eleniu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ubversion (svn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estlin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estN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estTrac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ortoiseSV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ra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tPL/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Source Saf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esig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Docl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ML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Un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Z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Business Intelligence</text:p>
          </table:table-cell>
          <table:table-cell table:style-name="ce8" office:value-type="string" calcext:value-type="string">
            <text:p>AB Initio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rcG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rio Technolog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usiness Objec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gn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gnos Impromptu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gnos Power Pla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rystal Repor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atast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view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en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Analyz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Application Lin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Ess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Intelligenc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Performance Suit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Plannin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perion Repor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BM Cognos TM-1 Turbo Integrat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nformatica PowerCen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nformatica PowerMar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sper Repor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etezz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L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Data Integrat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Repor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Warehouse Build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eportMak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P Business Information Warehou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E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pago B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PS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 Server Business Intelligence Development Stud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 Server Report Build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 Server Reporting Servic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atBo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atGraphicsPlu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atLa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unops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ysta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alen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nica NetTrack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Wonderware Historia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CAD&amp;CAM</text:p>
          </table:table-cell>
          <table:table-cell table:style-name="ce8" office:value-type="string" calcext:value-type="string">
            <text:p>ANSA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rchiCA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rchitectural Deskto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utoCA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utodesk Invent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utodesk Inventor Mechanical Deskto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DDS5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dele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No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ti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rouzet Milleniu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ataCA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reelance 20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abView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X (Unigraphics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CA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-CA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C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werMil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IEMENS Step 7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IMATI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olidWork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EP 7 Micro/WIN32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argetLin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VectorWorks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Databases</text:p>
          </table:table-cell>
          <table:table-cell table:style-name="ce8" office:value-type="string" calcext:value-type="string">
            <text:p>ADO.NET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D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ST SQLBuild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BArtisa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BVisualiz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ireBird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oxPr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ront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em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BM DB2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nform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nter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otus Approac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ongoD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 Acces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y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Recovery Manager (RMAN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Spati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arado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HPMyAdmi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stGre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rogress OpenEdge Data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pid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 Server Replicati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it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uirrel 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y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OA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Transact-SQ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ECM</text:p>
          </table:table-cell>
          <table:table-cell table:style-name="ce8" office:value-type="string" calcext:value-type="string">
            <text:p>Cobra Image Router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rup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Spac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O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enes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yland On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etspe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ooml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 Text Content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Symantec Enterprise Vaul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ERP&amp;CRM</text:p>
          </table:table-cell>
          <table:table-cell table:style-name="ce8" office:value-type="string" calcext:value-type="string">
            <text:p>1C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be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n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lien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rb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ssiop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ie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d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ntab 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RP GENER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taf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enesy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amor Sof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D Edward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neWorl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eopleSof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eopleSoft Enterprise Service Automati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ualia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ge ERP X3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nCon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inyER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WinMentor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Exploitation</text:p>
          </table:table-cell>
          <table:table-cell table:style-name="ce8" office:value-type="string" calcext:value-type="string">
            <text:p>BMC Control-M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 Unicen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ollar Univer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Systar Omnivision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Frameworks</text:p>
          </table:table-cell>
          <table:table-cell table:style-name="ce8" office:value-type="string" calcext:value-type="string">
            <text:p>.NET 3.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.NET 3.5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ctive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JA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JAX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pache Coco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rcObjec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W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X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eehiv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kePH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storX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deIgni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rb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SLA 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irect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OJ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J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nver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D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ibernat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BAT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A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karta-Lucen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va Advanced Imagin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va Mai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va Native Interfac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X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C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DB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DO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ib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M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ND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Quer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SF (JavaServer Faces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SP - Servlets - Appl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ST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SWD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T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W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Kee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Kohan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gent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F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SAP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J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Adapt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Car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C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G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Phon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Symphon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For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Port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eg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ixli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la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rototype JavaScript Framewor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Cod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ooxdo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estl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EA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ilverligh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inatr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mart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prin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proutco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pr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ru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win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wiz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apestr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il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rimPat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wist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aadi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CF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ebwor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For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WF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AJA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ala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ERC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For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l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MLBean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N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U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Yi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Zend Framewor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Zinc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IDE</text:p>
          </table:table-cell>
          <table:table-cell table:style-name="ce8" office:value-type="string" calcext:value-type="string">
            <text:p>Adelia 4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elia IW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pache An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orland Togeth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ou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omino Design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clip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clipseRC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lexmoj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orte4j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BM Rational Application Develop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ntelliJ Ide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build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Gra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profil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Kei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PLA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etBean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Ape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Design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Jdevelop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werBuild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yChar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uick Basi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tional Rose XD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esharp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Caf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Stud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Studio 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EV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orkflow Build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cod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Zend Studio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5" office:value-type="string" calcext:value-type="string">
            <text:p>Industrial automation</text:p>
          </table:table-cell>
          <table:table-cell table:style-name="ce11" office:value-type="string" calcext:value-type="string">
            <text:p>Xilinx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2" office:value-type="string" calcext:value-type="string">
            <text:p>IT Infrastructure</text:p>
          </table:table-cell>
          <table:table-cell table:style-name="ce8" office:value-type="string" calcext:value-type="string">
            <text:p>Active Directory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S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ndroi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/4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acul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arracuda Firewall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e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ct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D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E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ent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isc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EBIAN GNU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ther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edor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irewall CISC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irewall SonicWal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irewall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irewalls Netasq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ento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SX Server 3.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uardian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AProx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P ProCurv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P U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ummingbird Exce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Phon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pswitch iMail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PTabl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2M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un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A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nksy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nu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NUX Kerne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c 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cAfe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crosoft Cluster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N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P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-D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uni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agi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etwa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gin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ovell Netwa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 VP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VZ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S/2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S/39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S/4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SIX AP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stf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ptor Firewall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edHa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RA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amb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endmai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horewal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lackwa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mart F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ui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ratus V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un Solar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U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buntu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nico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n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arnis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LA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Mwa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N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P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A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2000 Professional &amp;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2003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AP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C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NT 4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NT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Server 2008 Enterpri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dows Small Business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GAT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inSC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S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en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ZenWalk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Languages</text:p>
          </table:table-cell>
          <table:table-cell table:style-name="ce8" office:value-type="string" calcext:value-type="string">
            <text:p>ActionScript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I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ltera Hardware Description Langu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nalog Hardware Descriptive Langu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/400 Control Langu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D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P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sembl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utoI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utoLi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w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as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PE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P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BPMN (Business Process Modeling Notation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#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/C++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lipp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li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bo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mmon Li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rVisi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S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elph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elphi 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HT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S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cmaScrip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mbed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mbedded Visual C++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BD (Function Bloc Diagram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las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le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ortra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rameScrip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ls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X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A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T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HT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L (Instruction List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ronPyth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2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va Technologi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avaScrip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D (Ladder Diagram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mbaje .NE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otus Notes Scrip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pbasi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tlab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ud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etaQuotes Langu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etaweb Query Langu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crocontroler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etlog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ews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bjective-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bjectPasc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mnimar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O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arlo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asc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er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H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L/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RO*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rolo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yth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B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P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uby on Rail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F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hell Pos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hell Scriptin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hell Un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plu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Q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T (Structured Text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B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erilog HD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HD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HDL-A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Basi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isual J++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R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ebDN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A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HT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Lin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M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M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PAT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PD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S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S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SL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XSQL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Middleware</text:p>
          </table:table-cell>
          <table:table-cell table:style-name="ce8" office:value-type="string" calcext:value-type="string">
            <text:p>Amazon Web Services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pache HTTP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steris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xway Synchron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aucho Resi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IC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itri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xchan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lassFish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NUJS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BM MQ Seri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BM WebSphe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I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2E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bos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OnA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ru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serv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Kodo JD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ghtHttp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otus Domin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otus Not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mb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crosoft Transaction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 BPEL Process Manag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acle9iA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ri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ercussion C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harePoin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oniq MQ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un One Application Server 7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IBC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IBCO EM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omca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uxedo Ser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eb Servic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ebLogi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ebObjec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fMOpen (Workflow Management Open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Zimbra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5" office:value-type="string" calcext:value-type="string">
            <text:p>Mobile Apps</text:p>
          </table:table-cell>
          <table:table-cell table:style-name="ce11" office:value-type="string" calcext:value-type="string">
            <text:p>Unity3D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2" office:value-type="string" calcext:value-type="string">
            <text:p>Multimedia</text:p>
          </table:table-cell>
          <table:table-cell table:style-name="ce8" office:value-type="string" calcext:value-type="string">
            <text:p>3D Studio MAX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C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Direct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Dreamweav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Illustrato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InDesig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PageMak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Photosho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obe Premier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ldous PageMak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map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rel Painter (Corel Draw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rel Photo-Pain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orelDRAW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uba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ebabeliz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xpression Stud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irework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reehan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im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mageRead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ightwav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y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croangelo Stud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 FrontP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 Publish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ultimedia Tool Book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etObjects Fusi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aintShopPr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innacle Studio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s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Quark Xpres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wift3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rueSpac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Ulead PhotoImpact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Office Automation</text:p>
          </table:table-cell>
          <table:table-cell table:style-name="ce8" office:value-type="string" calcext:value-type="string">
            <text:p>Adobe Acrobat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roupWis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otus Smartsuit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icrosoft PowerPoin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 Office (Word, Excel, Powerpoint, Outlook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S Projec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enOffic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StarOffice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2" office:value-type="string" calcext:value-type="string">
            <text:p>Protocols</text:p>
          </table:table-cell>
          <table:table-cell table:style-name="ce8" office:value-type="string" calcext:value-type="string">
            <text:p>2.5G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2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3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4G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dvanced Wireless Service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MQ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AR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CFT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D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HC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N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DNSSE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E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lexray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FX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PR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GS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323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SUP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HT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C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M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MAP4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Pse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Pv4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PX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IR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JSO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LD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GC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MPL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LM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NN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L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P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OSPF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OP3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PSDN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DIU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AR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BAC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D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RI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C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D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I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LI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M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NM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O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S7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SS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ACAC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TCP/I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DDI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UMT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oI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PLS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RR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VT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AP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WebDAV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25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MPP (Jabber)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3"/>
          <table:table-cell table:style-name="ce9" office:value-type="string" calcext:value-type="string">
            <text:p>xPointer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/>
          <table:table-cell table:style-name="ce10" office:value-type="string" calcext:value-type="string">
            <text:p>ZModem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/>
          <table:table-cell table:number-columns-repeated="1021"/>
        </table:table-row>
        <table:table-row table:style-name="ro1" table:number-rows-repeated="10478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 competences_CVC Web" table:style-name="ta2">
        <office:forms form:automatic-focus="false" form:apply-design-mode="false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3" table:number-columns-repeated="1016" table:default-cell-style-name="Default"/>
        <table:table-row table:style-name="ro3">
          <table:table-cell table:style-name="ce19" office:value-type="string" calcext:value-type="string">
            <text:p>ID_FAMCOMP</text:p>
          </table:table-cell>
          <table:table-cell table:style-name="ce21" office:value-type="string" calcext:value-type="string">
            <text:p>TXT_COMP</text:p>
          </table:table-cell>
          <table:table-cell table:style-name="ce21" office:value-type="string" calcext:value-type="string">
            <text:p>TXT_COMP_FR</text:p>
          </table:table-cell>
          <table:table-cell table:style-name="ce21" office:value-type="string" calcext:value-type="string">
            <text:p>TXT_COMP_EN</text:p>
          </table:table-cell>
          <table:table-cell table:style-name="ce21"/>
          <table:table-cell table:style-name="ce19" office:value-type="string" calcext:value-type="string">
            <text:p>TXT_FAMCOMP</text:p>
          </table:table-cell>
          <table:table-cell table:style-name="ce19" office:value-type="string" calcext:value-type="string">
            <text:p>TXT_FAMCOMP_FR</text:p>
          </table:table-cell>
          <table:table-cell table:style-name="ce19" office:value-type="string" calcext:value-type="string">
            <text:p>TXT_FAMCOMP_EN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Windows Forms</text:p>
          </table:table-cell>
          <table:table-cell table:number-columns-repeated="2" office:value-type="string" calcext:value-type="string">
            <text:p>Windows Forms </text:p>
          </table:table-cell>
          <table:table-cell/>
          <table:table-cell office:value-type="string" calcext:value-type="string">
            <text:p>Business Intelligence</text:p>
          </table:table-cell>
          <table:table-cell office:value-type="string" calcext:value-type="string">
            <text:p>Aide Ã  la dÃ©cision</text:p>
          </table:table-cell>
          <table:table-cell office:value-type="string" calcext:value-type="string">
            <text:p>Business Intelligenc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siness Intelligence</text:p>
          </table:table-cell>
          <table:table-cell office:value-type="string" calcext:value-type="string">
            <text:p>Business Objects</text:p>
          </table:table-cell>
          <table:table-cell table:number-columns-repeated="2" office:value-type="string" calcext:value-type="string">
            <text:p>Business Objects </text:p>
          </table:table-cell>
          <table:table-cell/>
          <table:table-cell table:number-columns-repeated="3" office:value-type="string" calcext:value-type="string">
            <text:p>Office Automation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Datastage</text:p>
          </table:table-cell>
          <table:table-cell table:number-columns-repeated="2" office:value-type="string" calcext:value-type="string">
            <text:p>Datastage </text:p>
          </table:table-cell>
          <table:table-cell/>
          <table:table-cell office:value-type="string" calcext:value-type="string">
            <text:p>Medii de dezvoltare</text:p>
          </table:table-cell>
          <table:table-cell office:value-type="string" calcext:value-type="string">
            <text:p>Environnements de dÃ©veloppement</text:p>
          </table:table-cell>
          <table:table-cell office:value-type="string" calcext:value-type="string">
            <text:p>IDE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ArcGIS</text:p>
          </table:table-cell>
          <table:table-cell/>
          <table:table-cell office:value-type="string" calcext:value-type="string">
            <text:p>Limbaje</text:p>
          </table:table-cell>
          <table:table-cell office:value-type="string" calcext:value-type="string">
            <text:p>Langages</text:p>
          </table:table-cell>
          <table:table-cell office:value-type="string" calcext:value-type="string">
            <text:p>Languages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AB Initio</text:p>
          </table:table-cell>
          <table:table-cell/>
          <table:table-cell office:value-type="string" calcext:value-type="string">
            <text:p>Multimedia</text:p>
          </table:table-cell>
          <table:table-cell office:value-type="string" calcext:value-type="string">
            <text:p>MultimÃ©dia</text:p>
          </table:table-cell>
          <table:table-cell office:value-type="string" calcext:value-type="string">
            <text:p>Multimedia Editors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QBE</text:p>
          </table:table-cell>
          <table:table-cell table:number-columns-repeated="2" office:value-type="string" calcext:value-type="string">
            <text:p>QBE </text:p>
          </table:table-cell>
          <table:table-cell/>
          <table:table-cell office:value-type="string" calcext:value-type="string">
            <text:p>Baze de date</text:p>
          </table:table-cell>
          <table:table-cell office:value-type="string" calcext:value-type="string">
            <text:p>Bases de donnÃ©es (SGBD)</text:p>
          </table:table-cell>
          <table:table-cell office:value-type="string" calcext:value-type="string">
            <text:p>DBMS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Business Intelligence</text:p>
          </table:table-cell>
          <table:table-cell office:value-type="string" calcext:value-type="string">
            <text:p>SAS</text:p>
          </table:table-cell>
          <table:table-cell table:number-columns-repeated="2" office:value-type="string" calcext:value-type="string">
            <text:p>SAS </text:p>
          </table:table-cell>
          <table:table-cell/>
          <table:table-cell office:value-type="string" calcext:value-type="string">
            <text:p>Infrastructura IT</text:p>
          </table:table-cell>
          <table:table-cell table:number-columns-repeated="2" office:value-type="string" calcext:value-type="string">
            <text:p>IT Infrastructure</text:p>
          </table:table-cell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Office Automation</text:p>
          </table:table-cell>
          <table:table-cell office:value-type="string" calcext:value-type="string">
            <text:p>StarOffice</text:p>
          </table:table-cell>
          <table:table-cell table:number-columns-repeated="2" office:value-type="string" calcext:value-type="string">
            <text:p>StarOffice </text:p>
          </table:table-cell>
          <table:table-cell/>
          <table:table-cell office:value-type="string" calcext:value-type="string">
            <text:p>Protocoale</text:p>
          </table:table-cell>
          <table:table-cell office:value-type="string" calcext:value-type="string">
            <text:p>Protocoles</text:p>
          </table:table-cell>
          <table:table-cell office:value-type="string" calcext:value-type="string">
            <text:p>Protocols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Office Automation</text:p>
          </table:table-cell>
          <table:table-cell office:value-type="string" calcext:value-type="string">
            <text:p>Adobe Acrobat</text:p>
          </table:table-cell>
          <table:table-cell table:number-columns-repeated="2" office:value-type="string" calcext:value-type="string">
            <text:p>Adobe Acrobat </text:p>
          </table:table-cell>
          <table:table-cell/>
          <table:table-cell office:value-type="string" calcext:value-type="string">
            <text:p>Alte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Office Automation</text:p>
          </table:table-cell>
          <table:table-cell office:value-type="string" calcext:value-type="string">
            <text:p>Lotus Smartsuite</text:p>
          </table:table-cell>
          <table:table-cell table:number-columns-repeated="2" office:value-type="string" calcext:value-type="string">
            <text:p>Lotus Smartsuite </text:p>
          </table:table-cell>
          <table:table-cell/>
          <table:table-cell office:value-type="string" calcext:value-type="string">
            <text:p>Exploatare</text:p>
          </table:table-cell>
          <table:table-cell table:number-columns-repeated="2" office:value-type="string" calcext:value-type="string">
            <text:p>Exploitation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CAD&amp;CAM</text:p>
          </table:table-cell>
          <table:table-cell office:value-type="string" calcext:value-type="string">
            <text:p>NX (Unigraphics)</text:p>
          </table:table-cell>
          <table:table-cell table:number-columns-repeated="2" office:value-type="string" calcext:value-type="string">
            <text:p>NX (Unigraphics) </text:p>
          </table:table-cell>
          <table:table-cell/>
          <table:table-cell office:value-type="string" calcext:value-type="string">
            <text:p>Industrial automation</text:p>
          </table:table-cell>
          <table:table-cell office:value-type="string" calcext:value-type="string">
            <text:p>Automation Industrielle</text:p>
          </table:table-cell>
          <table:table-cell office:value-type="string" calcext:value-type="string">
            <text:p>Industrial automation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Office Automation</text:p>
          </table:table-cell>
          <table:table-cell office:value-type="string" calcext:value-type="string">
            <text:p>MS Project</text:p>
          </table:table-cell>
          <table:table-cell table:number-columns-repeated="2" office:value-type="string" calcext:value-type="string">
            <text:p>MS Project </text:p>
          </table:table-cell>
          <table:table-cell/>
          <table:table-cell table:number-columns-repeated="3" office:value-type="string" calcext:value-type="string">
            <text:p>ERP&amp;CRM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ALM</text:p>
          </table:table-cell>
          <table:table-cell office:value-type="string" calcext:value-type="string">
            <text:p>MS Visio</text:p>
          </table:table-cell>
          <table:table-cell table:number-columns-repeated="2" office:value-type="string" calcext:value-type="string">
            <text:p>MS Visio </text:p>
          </table:table-cell>
          <table:table-cell/>
          <table:table-cell table:number-columns-repeated="3" office:value-type="string" calcext:value-type="string">
            <text:p>ALM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Databases</text:p>
          </table:table-cell>
          <table:table-cell office:value-type="string" calcext:value-type="string">
            <text:p>FoxPro</text:p>
          </table:table-cell>
          <table:table-cell table:number-columns-repeated="2" office:value-type="string" calcext:value-type="string">
            <text:p>FoxPro </text:p>
          </table:table-cell>
          <table:table-cell/>
          <table:table-cell office:value-type="string" calcext:value-type="string">
            <text:p>ECM</text:p>
          </table:table-cell>
          <table:table-cell office:value-type="string" calcext:value-type="string">
            <text:p>Gestion de contenu (ECM)</text:p>
          </table:table-cell>
          <table:table-cell office:value-type="string" calcext:value-type="string">
            <text:p>ECM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Databases</text:p>
          </table:table-cell>
          <table:table-cell office:value-type="string" calcext:value-type="string">
            <text:p>PostGreSQL</text:p>
          </table:table-cell>
          <table:table-cell table:number-columns-repeated="2" office:value-type="string" calcext:value-type="string">
            <text:p>PostGreSQL </text:p>
          </table:table-cell>
          <table:table-cell/>
          <table:table-cell table:number-columns-repeated="3" office:value-type="string" calcext:value-type="string">
            <text:p>Middleware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Shell Posix</text:p>
          </table:table-cell>
          <table:table-cell table:number-columns-repeated="2" office:value-type="string" calcext:value-type="string">
            <text:p>Shell Posix </text:p>
          </table:table-cell>
          <table:table-cell/>
          <table:table-cell table:number-columns-repeated="3" office:value-type="string" calcext:value-type="string">
            <text:p>CAD&amp;CAM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CA Unicenter</text:p>
          </table:table-cell>
          <table:table-cell table:number-columns-repeated="2" office:value-type="string" calcext:value-type="string">
            <text:p>CA Unicenter </text:p>
          </table:table-cell>
          <table:table-cell/>
          <table:table-cell office:value-type="string" calcext:value-type="string">
            <text:p>Multimedia Editors</text:p>
          </table:table-cell>
          <table:table-cell office:value-type="string" calcext:value-type="string">
            <text:p>MultimÃ©dia</text:p>
          </table:table-cell>
          <table:table-cell office:value-type="string" calcext:value-type="string">
            <text:p>Multimedia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ERP&amp;CRM</text:p>
          </table:table-cell>
          <table:table-cell office:value-type="string" calcext:value-type="string">
            <text:p>Cassiope</text:p>
          </table:table-cell>
          <table:table-cell table:number-columns-repeated="2" office:value-type="string" calcext:value-type="string">
            <text:p>Cassiope </text:p>
          </table:table-cell>
          <table:table-cell/>
          <table:table-cell office:value-type="string" calcext:value-type="string">
            <text:p>Industrial Automation</text:p>
          </table:table-cell>
          <table:table-cell office:value-type="string" calcext:value-type="string">
            <text:p>Automation Industrielle</text:p>
          </table:table-cell>
          <table:table-cell office:value-type="string" calcext:value-type="string">
            <text:p>Industrial Automation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Cisco</text:p>
          </table:table-cell>
          <table:table-cell table:number-columns-repeated="2" office:value-type="string" calcext:value-type="string">
            <text:p>Cisco </text:p>
          </table:table-cell>
          <table:table-cell/>
          <table:table-cell office:value-type="string" calcext:value-type="string">
            <text:p>Databases</text:p>
          </table:table-cell>
          <table:table-cell office:value-type="string" calcext:value-type="string">
            <text:p>Bases de donnÃ©es</text:p>
          </table:table-cell>
          <table:table-cell office:value-type="string" calcext:value-type="string">
            <text:p>Baze de date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Business Intelligence</text:p>
          </table:table-cell>
          <table:table-cell office:value-type="string" calcext:value-type="string">
            <text:p>Crystal Reports</text:p>
          </table:table-cell>
          <table:table-cell table:number-columns-repeated="2" office:value-type="string" calcext:value-type="string">
            <text:p>Crystal Reports </text:p>
          </table:table-cell>
          <table:table-cell/>
          <table:table-cell table:number-columns-repeated="3" office:value-type="string" calcext:value-type="string">
            <text:p>Frameworks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Protocols</text:p>
          </table:table-cell>
          <table:table-cell office:value-type="string" calcext:value-type="string">
            <text:p>DDE</text:p>
          </table:table-cell>
          <table:table-cell table:number-columns-repeated="2" office:value-type="string" calcext:value-type="string">
            <text:p>DDE </text:p>
          </table:table-cell>
          <table:table-cell/>
          <table:table-cell office:value-type="string" calcext:value-type="string">
            <text:p>Aplicatii mobile</text:p>
          </table:table-cell>
          <table:table-cell office:value-type="string" calcext:value-type="string">
            <text:p>Applications Mobiles</text:p>
          </table:table-cell>
          <table:table-cell office:value-type="string" calcext:value-type="string">
            <text:p>Mobile Apps</text:p>
          </table:table-cell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IMAP4</text:p>
          </table:table-cell>
          <table:table-cell table:number-columns-repeated="4"/>
          <table:table-cell table:style-name="ce22"/>
          <table:table-cell table:number-columns-repeated="1015"/>
        </table:table-row>
        <table:table-row table:style-name="ro3">
          <table:table-cell office:value-type="string" calcext:value-type="string">
            <text:p>Frameworks</text:p>
          </table:table-cell>
          <table:table-cell office:value-type="string" calcext:value-type="string">
            <text:p>JMX</text:p>
          </table:table-cell>
          <table:table-cell table:number-columns-repeated="2" office:value-type="string" calcext:value-type="string">
            <text:p>JMX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POP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P&amp;CRM</text:p>
          </table:table-cell>
          <table:table-cell office:value-type="string" calcext:value-type="string">
            <text:p>SAGE</text:p>
          </table:table-cell>
          <table:table-cell table:number-columns-repeated="2" office:value-type="string" calcext:value-type="string">
            <text:p>SAGE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</text:p>
          </table:table-cell>
          <table:table-cell office:value-type="string" calcext:value-type="string">
            <text:p>Visual Cafe</text:p>
          </table:table-cell>
          <table:table-cell table:number-columns-repeated="2" office:value-type="string" calcext:value-type="string">
            <text:p>Visual Cafe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</text:p>
          </table:table-cell>
          <table:table-cell office:value-type="string" calcext:value-type="string">
            <text:p>Visual Age</text:p>
          </table:table-cell>
          <table:table-cell table:number-columns-repeated="2" office:value-type="string" calcext:value-type="string">
            <text:p>Visual Age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3D Studio MAX</text:p>
          </table:table-cell>
          <table:table-cell table:number-columns-repeated="2" office:value-type="string" calcext:value-type="string">
            <text:p>3D Studio MAX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Illust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PageMak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Photosho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Amapi</text:p>
          </table:table-cell>
          <table:table-cell table:number-columns-repeated="2" office:value-type="string" calcext:value-type="string">
            <text:p>Amapi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Corel Painter (Corel Draw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Fireworks</text:p>
          </table:table-cell>
          <table:table-cell table:number-columns-repeated="2" office:value-type="string" calcext:value-type="string">
            <text:p>Fireworks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Freehand</text:p>
          </table:table-cell>
          <table:table-cell table:number-columns-repeated="2" office:value-type="string" calcext:value-type="string">
            <text:p>Freehand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MS Publisher</text:p>
          </table:table-cell>
          <table:table-cell table:number-columns-repeated="2" office:value-type="string" calcext:value-type="string">
            <text:p>MS Publisher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PaintShopPro</text:p>
          </table:table-cell>
          <table:table-cell table:number-columns-repeated="2" office:value-type="string" calcext:value-type="string">
            <text:p>PaintShopPro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Poser</text:p>
          </table:table-cell>
          <table:table-cell table:number-columns-repeated="2" office:value-type="string" calcext:value-type="string">
            <text:p>Poser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string" calcext:value-type="string">
            <text:p>Quark Xpress</text:p>
          </table:table-cell>
          <table:table-cell table:number-columns-repeated="2" office:value-type="string" calcext:value-type="string">
            <text:p>Quark Xpress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VB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</text:p>
          </table:table-cell>
          <table:table-cell office:value-type="string" calcext:value-type="string">
            <text:p>Workflow Builder</text:p>
          </table:table-cell>
          <table:table-cell table:number-columns-repeated="2" office:value-type="string" calcext:value-type="string">
            <text:p>Workflow Builder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XML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Shell Unix</text:p>
          </table:table-cell>
          <table:table-cell table:number-columns-repeated="2" office:value-type="string" calcext:value-type="string">
            <text:p>Shell Unix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SQL</text:p>
          </table:table-cell>
          <table:table-cell table:number-columns-repeated="2" office:value-type="string" calcext:value-type="string">
            <text:p>SQL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Visual Basic</text:p>
          </table:table-cell>
          <table:table-cell table:number-columns-repeated="2" office:value-type="string" calcext:value-type="string">
            <text:p>Visual Basic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</text:p>
          </table:table-cell>
          <table:table-cell office:value-type="string" calcext:value-type="string">
            <text:p>WinDEV</text:p>
          </table:table-cell>
          <table:table-cell table:number-columns-repeated="2" office:value-type="string" calcext:value-type="string">
            <text:p>WinDEV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Assembler</text:p>
          </table:table-cell>
          <table:table-cell table:number-columns-repeated="2" office:value-type="string" calcext:value-type="string">
            <text:p>Assembler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C/C++</text:p>
          </table:table-cell>
          <table:table-cell table:number-columns-repeated="2" office:value-type="string" calcext:value-type="string">
            <text:p>C/C++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Delphi</text:p>
          </table:table-cell>
          <table:table-cell table:number-columns-repeated="2" office:value-type="string" calcext:value-type="string">
            <text:p>Delphi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Java Technologies</text:p>
          </table:table-cell>
          <table:table-cell office:value-type="string" calcext:value-type="string">
            <text:p>Technologies Java</text:p>
          </table:table-cell>
          <table:table-cell office:value-type="string" calcext:value-type="string">
            <text:p>Java Technologies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JavaScript</text:p>
          </table:table-cell>
          <table:table-cell table:number-columns-repeated="2" office:value-type="string" calcext:value-type="string">
            <text:p>JavaScript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Lotus Notes Scrip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s</text:p>
          </table:table-cell>
          <table:table-cell office:value-type="string" calcext:value-type="string">
            <text:p>Perl</text:p>
          </table:table-cell>
          <table:table-cell table:number-columns-repeated="2" office:value-type="string" calcext:value-type="string">
            <text:p>Per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HP</text:p>
          </table:table-cell>
          <table:table-cell table:number-columns-repeated="2" office:value-type="string" calcext:value-type="string">
            <text:p>PH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L/SQL</text:p>
          </table:table-cell>
          <table:table-cell table:number-columns-repeated="2" office:value-type="string" calcext:value-type="string">
            <text:p>PL/SQ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RO*C</text:p>
          </table:table-cell>
          <table:table-cell table:number-columns-repeated="2" office:value-type="string" calcext:value-type="string">
            <text:p>PRO*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UML</text:p>
          </table:table-cell>
          <table:table-cell table:number-columns-repeated="2" office:value-type="string" calcext:value-type="string">
            <text:p>U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Booch</text:p>
          </table:table-cell>
          <table:table-cell table:number-columns-repeated="2" office:value-type="string" calcext:value-type="string">
            <text:p>Booc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HOOD</text:p>
          </table:table-cell>
          <table:table-cell table:number-columns-repeated="2" office:value-type="string" calcext:value-type="string">
            <text:p>HOO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Jackson</text:p>
          </table:table-cell>
          <table:table-cell table:number-columns-repeated="2" office:value-type="string" calcext:value-type="string">
            <text:p>Jacks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Merise</text:p>
          </table:table-cell>
          <table:table-cell table:number-columns-repeated="2" office:value-type="string" calcext:value-type="string">
            <text:p>Meri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OMT</text:p>
          </table:table-cell>
          <table:table-cell table:number-columns-repeated="2" office:value-type="string" calcext:value-type="string">
            <text:p>OM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OOP</text:p>
          </table:table-cell>
          <table:table-cell table:number-columns-repeated="2" office:value-type="string" calcext:value-type="string">
            <text:p>OO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Power AMC</text:p>
          </table:table-cell>
          <table:table-cell table:number-columns-repeated="2" office:value-type="string" calcext:value-type="string">
            <text:p>Power AM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Rational Rose</text:p>
          </table:table-cell>
          <table:table-cell table:number-columns-repeated="2" office:value-type="string" calcext:value-type="string">
            <text:p>Rational Ro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SADT</text:p>
          </table:table-cell>
          <table:table-cell table:number-columns-repeated="2" office:value-type="string" calcext:value-type="string">
            <text:p>SAD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Premi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Cubase</text:p>
          </table:table-cell>
          <table:table-cell table:number-columns-repeated="2" office:value-type="string" calcext:value-type="string">
            <text:p>Cu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Debabelizer</text:p>
          </table:table-cell>
          <table:table-cell table:number-columns-repeated="2" office:value-type="string" calcext:value-type="string">
            <text:p>Debabeliz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Dir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Alienor</text:p>
          </table:table-cell>
          <table:table-cell table:number-columns-repeated="2" office:value-type="string" calcext:value-type="string">
            <text:p>Alien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AutoCAD</text:p>
          </table:table-cell>
          <table:table-cell table:number-columns-repeated="2" office:value-type="string" calcext:value-type="string">
            <text:p>AutoC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IBM Rational Application Develo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Ciel</text:p>
          </table:table-cell>
          <table:table-cell table:number-columns-repeated="2" office:value-type="string" calcext:value-type="string">
            <text:p>Ci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JD Edwards</text:p>
          </table:table-cell>
          <table:table-cell table:number-columns-repeated="2" office:value-type="string" calcext:value-type="string">
            <text:p>JD Edward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OneWor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Lotus Notes</text:p>
          </table:table-cell>
          <table:table-cell table:number-columns-repeated="2" office:value-type="string" calcext:value-type="string">
            <text:p>Lotus Not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CakeP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IBM WebSph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Jboss</text:p>
          </table:table-cell>
          <table:table-cell table:number-columns-repeated="2" office:value-type="string" calcext:value-type="string">
            <text:p>Jbos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SQL Server</text:p>
          </table:table-cell>
          <table:table-cell table:number-columns-repeated="2" office:value-type="string" calcext:value-type="string">
            <text:p>SQL Serv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Sybase</text:p>
          </table:table-cell>
          <table:table-cell table:number-columns-repeated="2" office:value-type="string" calcext:value-type="string">
            <text:p>Sy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Lotus Appro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Interbase</text:p>
          </table:table-cell>
          <table:table-cell table:number-columns-repeated="2" office:value-type="string" calcext:value-type="string">
            <text:p>Inter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MS Access</text:p>
          </table:table-cell>
          <table:table-cell table:number-columns-repeated="2" office:value-type="string" calcext:value-type="string">
            <text:p>MS Acces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MySQL</text:p>
          </table:table-cell>
          <table:table-cell table:number-columns-repeated="2" office:value-type="string" calcext:value-type="string">
            <text:p>MySQ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Oracle</text:p>
          </table:table-cell>
          <table:table-cell table:number-columns-repeated="2" office:value-type="string" calcext:value-type="string">
            <text:p>Orac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Paradox</text:p>
          </table:table-cell>
          <table:table-cell table:number-columns-repeated="2" office:value-type="string" calcext:value-type="string">
            <text:p>Parado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Progress OpenEdg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Splus</text:p>
          </table:table-cell>
          <table:table-cell table:number-columns-repeated="2" office:value-type="string" calcext:value-type="string">
            <text:p>Splu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StatGraphicsPlus</text:p>
          </table:table-cell>
          <table:table-cell table:number-columns-repeated="2" office:value-type="string" calcext:value-type="string">
            <text:p>StatGraphicsPlu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StatLab</text:p>
          </table:table-cell>
          <table:table-cell table:number-columns-repeated="2" office:value-type="string" calcext:value-type="string">
            <text:p>StatL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Matlab</text:p>
          </table:table-cell>
          <table:table-cell table:number-columns-repeated="2" office:value-type="string" calcext:value-type="string">
            <text:p>Matl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Windows</text:p>
          </table:table-cell>
          <table:table-cell table:number-columns-repeated="2" office:value-type="string" calcext:value-type="string">
            <text:p>Window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indows Small Business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Samba</text:p>
          </table:table-cell>
          <table:table-cell table:number-columns-repeated="2" office:value-type="string" calcext:value-type="string">
            <text:p>Sam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Soniq MQ</text:p>
          </table:table-cell>
          <table:table-cell table:number-columns-repeated="2" office:value-type="string" calcext:value-type="string">
            <text:p>Soniq MQ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Sun Solaris</text:p>
          </table:table-cell>
          <table:table-cell table:number-columns-repeated="2" office:value-type="string" calcext:value-type="string">
            <text:p>Sun Solar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Sunopsis</text:p>
          </table:table-cell>
          <table:table-cell table:number-columns-repeated="2" office:value-type="string" calcext:value-type="string">
            <text:p>Sunops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Li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Mongo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Active Directory</text:p>
          </table:table-cell>
          <table:table-cell table:number-columns-repeated="2" office:value-type="string" calcext:value-type="string">
            <text:p>Active Director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AIX</text:p>
          </table:table-cell>
          <table:table-cell table:number-columns-repeated="2" office:value-type="string" calcext:value-type="string">
            <text:p>AI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AS/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Exchange</text:p>
          </table:table-cell>
          <table:table-cell table:number-columns-repeated="2" office:value-type="string" calcext:value-type="string">
            <text:p>Exchan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HP UX</text:p>
          </table:table-cell>
          <table:table-cell table:number-columns-repeated="2" office:value-type="string" calcext:value-type="string">
            <text:p>HP U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Hummingbird Exceed</text:p>
          </table:table-cell>
          <table:table-cell table:number-columns-repeated="2" office:value-type="string" calcext:value-type="string">
            <text:p>Hummingbird Exce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LDAP</text:p>
          </table:table-cell>
          <table:table-cell table:number-columns-repeated="2" office:value-type="string" calcext:value-type="string">
            <text:p>LD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Mac OS</text:p>
          </table:table-cell>
          <table:table-cell table:number-columns-repeated="2" office:value-type="string" calcext:value-type="string">
            <text:p>Mac 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Microsoft Transaction Server</text:p>
          </table:table-cell>
          <table:table-cell table:number-columns-repeated="2" office:value-type="string" calcext:value-type="string">
            <text:p>Microsoft Transaction Serv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Novell Netware</text:p>
          </table:table-cell>
          <table:table-cell table:number-columns-repeated="2" office:value-type="string" calcext:value-type="string">
            <text:p>Novell Netwa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Struts</text:p>
          </table:table-cell>
          <table:table-cell table:number-columns-repeated="2" office:value-type="string" calcext:value-type="string">
            <text:p>Strut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WML</text:p>
          </table:table-cell>
          <table:table-cell table:number-columns-repeated="2" office:value-type="string" calcext:value-type="string">
            <text:p>W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J2ME</text:p>
          </table:table-cell>
          <table:table-cell table:number-columns-repeated="2" office:value-type="string" calcext:value-type="string">
            <text:p>J2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SP - Servlets - Applet</text:p>
          </table:table-cell>
          <table:table-cell table:number-columns-repeated="2" office:value-type="string" calcext:value-type="string">
            <text:p>JSP - Servlets - Appl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SSL</text:p>
          </table:table-cell>
          <table:table-cell table:number-columns-repeated="2" office:value-type="string" calcext:value-type="string">
            <text:p>SS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Visual J++</text:p>
          </table:table-cell>
          <table:table-cell table:number-columns-repeated="2" office:value-type="string" calcext:value-type="string">
            <text:p>Visual J++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VRML</text:p>
          </table:table-cell>
          <table:table-cell table:number-columns-repeated="2" office:value-type="string" calcext:value-type="string">
            <text:p>VR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WebDAV</text:p>
          </table:table-cell>
          <table:table-cell table:number-columns-repeated="2" office:value-type="string" calcext:value-type="string">
            <text:p>WebDAV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Apache Coc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AWT</text:p>
          </table:table-cell>
          <table:table-cell table:number-columns-repeated="2" office:value-type="string" calcext:value-type="string">
            <text:p>AW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TortoiseSV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CSS</text:p>
          </table:table-cell>
          <table:table-cell table:number-columns-repeated="2" office:value-type="string" calcext:value-type="string">
            <text:p>CS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DHTML</text:p>
          </table:table-cell>
          <table:table-cell table:number-columns-repeated="2" office:value-type="string" calcext:value-type="string">
            <text:p>DHT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HP Quality C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EJ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Jserv</text:p>
          </table:table-cell>
          <table:table-cell table:number-columns-repeated="2" office:value-type="string" calcext:value-type="string">
            <text:p>Jserv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J2EE</text:p>
          </table:table-cell>
          <table:table-cell table:number-columns-repeated="2" office:value-type="string" calcext:value-type="string">
            <text:p>J2E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akarta-Lucene</text:p>
          </table:table-cell>
          <table:table-cell table:number-columns-repeated="2" office:value-type="string" calcext:value-type="string">
            <text:p>Jakarta-Lucen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AXP</text:p>
          </table:table-cell>
          <table:table-cell table:number-columns-repeated="2" office:value-type="string" calcext:value-type="string">
            <text:p>JAX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CA</text:p>
          </table:table-cell>
          <table:table-cell table:number-columns-repeated="2" office:value-type="string" calcext:value-type="string">
            <text:p>JC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DBC</text:p>
          </table:table-cell>
          <table:table-cell table:number-columns-repeated="2" office:value-type="string" calcext:value-type="string">
            <text:p>JDB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MS</text:p>
          </table:table-cell>
          <table:table-cell table:number-columns-repeated="2" office:value-type="string" calcext:value-type="string">
            <text:p>JM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NDI</text:p>
          </table:table-cell>
          <table:table-cell table:number-columns-repeated="2" office:value-type="string" calcext:value-type="string">
            <text:p>JND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SWDK</text:p>
          </table:table-cell>
          <table:table-cell table:number-columns-repeated="2" office:value-type="string" calcext:value-type="string">
            <text:p>JSWD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TA</text:p>
          </table:table-cell>
          <table:table-cell table:number-columns-repeated="2" office:value-type="string" calcext:value-type="string">
            <text:p>JT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Dreamwea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S FrontPage</text:p>
          </table:table-cell>
          <table:table-cell table:number-columns-repeated="2" office:value-type="string" calcext:value-type="string">
            <text:p>MS FrontPa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NewsML</text:p>
          </table:table-cell>
          <table:table-cell table:number-columns-repeated="2" office:value-type="string" calcext:value-type="string">
            <text:p>News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SART</text:p>
          </table:table-cell>
          <table:table-cell table:number-columns-repeated="2" office:value-type="string" calcext:value-type="string">
            <text:p>SAR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ASP</text:p>
          </table:table-cell>
          <table:table-cell table:number-columns-repeated="2" office:value-type="string" calcext:value-type="string">
            <text:p>AS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Fortr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Citrix</text:p>
          </table:table-cell>
          <table:table-cell table:number-columns-repeated="2" office:value-type="string" calcext:value-type="string">
            <text:p>Citri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Microsoft Cluster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Cobol</text:p>
          </table:table-cell>
          <table:table-cell table:number-columns-repeated="2" office:value-type="string" calcext:value-type="string">
            <text:p>Cobo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ADA</text:p>
          </table:table-cell>
          <table:table-cell table:number-columns-repeated="2" office:value-type="string" calcext:value-type="string">
            <text:p>AD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Brio Technology</text:p>
          </table:table-cell>
          <table:table-cell table:number-columns-repeated="2" office:value-type="string" calcext:value-type="string">
            <text:p>Brio Technolog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X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OS/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Awk</text:p>
          </table:table-cell>
          <table:table-cell table:number-columns-repeated="2" office:value-type="string" calcext:value-type="string">
            <text:p>Aw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SAP</text:p>
          </table:table-cell>
          <table:table-cell table:number-columns-repeated="2" office:value-type="string" calcext:value-type="string">
            <text:p>S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Java Native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K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Open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Quali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Coda</text:p>
          </table:table-cell>
          <table:table-cell table:number-columns-repeated="2" office:value-type="string" calcext:value-type="string">
            <text:p>Cod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Etafi</text:p>
          </table:table-cell>
          <table:table-cell table:number-columns-repeated="2" office:value-type="string" calcext:value-type="string">
            <text:p>Etaf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PeopleSoft</text:p>
          </table:table-cell>
          <table:table-cell table:number-columns-repeated="2" office:value-type="string" calcext:value-type="string">
            <text:p>PeopleSof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Genesys</text:p>
          </table:table-cell>
          <table:table-cell table:number-columns-repeated="2" office:value-type="string" calcext:value-type="string">
            <text:p>Genesy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Tomcat</text:p>
          </table:table-cell>
          <table:table-cell table:number-columns-repeated="2" office:value-type="string" calcext:value-type="string">
            <text:p>Tomc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PowerBuilder</text:p>
          </table:table-cell>
          <table:table-cell table:number-columns-repeated="2" office:value-type="string" calcext:value-type="string">
            <text:p>PowerBuild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ReportMaker</text:p>
          </table:table-cell>
          <table:table-cell table:number-columns-repeated="2" office:value-type="string" calcext:value-type="string">
            <text:p>ReportMak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IRC</text:p>
          </table:table-cell>
          <table:table-cell table:number-columns-repeated="2" office:value-type="string" calcext:value-type="string">
            <text:p>IR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rolog</text:p>
          </table:table-cell>
          <table:table-cell table:number-columns-repeated="2" office:value-type="string" calcext:value-type="string">
            <text:p>Prolo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Tape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BDE</text:p>
          </table:table-cell>
          <table:table-cell table:number-columns-repeated="2" office:value-type="string" calcext:value-type="string">
            <text:p>BD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Dbase</text:p>
          </table:table-cell>
          <table:table-cell table:number-columns-repeated="2" office:value-type="string" calcext:value-type="string">
            <text:p>D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WAP</text:p>
          </table:table-cell>
          <table:table-cell table:number-columns-repeated="2" office:value-type="string" calcext:value-type="string">
            <text:p>W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NIAM</text:p>
          </table:table-cell>
          <table:table-cell table:number-columns-repeated="2" office:value-type="string" calcext:value-type="string">
            <text:p>NI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Windows 2000 Professional &amp; Server</text:p>
          </table:table-cell>
          <table:table-cell table:number-columns-repeated="2" office:value-type="string" calcext:value-type="string">
            <text:p>Windows 2000 Professional &amp; Serv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TCP/IP</text:p>
          </table:table-cell>
          <table:table-cell table:number-columns-repeated="2" office:value-type="string" calcext:value-type="string">
            <text:p>TCP/I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Orion</text:p>
          </table:table-cell>
          <table:table-cell table:number-columns-repeated="2" office:value-type="string" calcext:value-type="string">
            <text:p>Or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strial automation</text:p>
          </table:table-cell>
          <table:table-cell office:value-type="string" calcext:value-type="string">
            <text:p>Xilinx</text:p>
          </table:table-cell>
          <table:table-cell table:number-columns-repeated="2" office:value-type="string" calcext:value-type="string">
            <text:p>Xilin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Jbuilder</text:p>
          </table:table-cell>
          <table:table-cell table:number-columns-repeated="2" office:value-type="string" calcext:value-type="string">
            <text:p>Jbuild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CFT</text:p>
          </table:table-cell>
          <table:table-cell table:number-columns-repeated="2" office:value-type="string" calcext:value-type="string">
            <text:p>CF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Arbor</text:p>
          </table:table-cell>
          <table:table-cell table:number-columns-repeated="2" office:value-type="string" calcext:value-type="string">
            <text:p>Arb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AAS</text:p>
          </table:table-cell>
          <table:table-cell table:number-columns-repeated="2" office:value-type="string" calcext:value-type="string">
            <text:p>JA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Quick Basic</text:p>
          </table:table-cell>
          <table:table-cell table:number-columns-repeated="2" office:value-type="string" calcext:value-type="string">
            <text:p>Quick Basi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HTT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SMTP</text:p>
          </table:table-cell>
          <table:table-cell table:number-columns-repeated="2" office:value-type="string" calcext:value-type="string">
            <text:p>SMT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IMAP</text:p>
          </table:table-cell>
          <table:table-cell table:number-columns-repeated="2" office:value-type="string" calcext:value-type="string">
            <text:p>IM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DHCP</text:p>
          </table:table-cell>
          <table:table-cell table:number-columns-repeated="2" office:value-type="string" calcext:value-type="string">
            <text:p>DHC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SNMP</text:p>
          </table:table-cell>
          <table:table-cell table:number-columns-repeated="2" office:value-type="string" calcext:value-type="string">
            <text:p>SNM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DNS</text:p>
          </table:table-cell>
          <table:table-cell table:number-columns-repeated="2" office:value-type="string" calcext:value-type="string">
            <text:p>DN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Firewalls</text:p>
          </table:table-cell>
          <table:table-cell table:number-columns-repeated="2" office:value-type="string" calcext:value-type="string">
            <text:p>Firewall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Sendmail</text:p>
          </table:table-cell>
          <table:table-cell table:number-columns-repeated="2" office:value-type="string" calcext:value-type="string">
            <text:p>Sendma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FireBirdSQL</text:p>
          </table:table-cell>
          <table:table-cell table:number-columns-repeated="2" office:value-type="string" calcext:value-type="string">
            <text:p>FireBirdSQ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Web Services</text:p>
          </table:table-cell>
          <table:table-cell table:number-columns-repeated="2" office:value-type="string" calcext:value-type="string">
            <text:p>Web Servic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CVS</text:p>
          </table:table-cell>
          <table:table-cell table:number-columns-repeated="2" office:value-type="string" calcext:value-type="string">
            <text:p>CV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XPDL</text:p>
          </table:table-cell>
          <table:table-cell table:number-columns-repeated="2" office:value-type="string" calcext:value-type="string">
            <text:p>XPD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Eclipse</text:p>
          </table:table-cell>
          <table:table-cell table:number-columns-repeated="2" office:value-type="string" calcext:value-type="string">
            <text:p>Eclip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Gen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Open Text Content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Oracle Spatial</text:p>
          </table:table-cell>
          <table:table-cell table:number-columns-repeated="2" office:value-type="string" calcext:value-type="string">
            <text:p>Oracle Spati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OQL</text:p>
          </table:table-cell>
          <table:table-cell table:number-columns-repeated="2" office:value-type="string" calcext:value-type="string">
            <text:p>OQ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XSD</text:p>
          </table:table-cell>
          <table:table-cell table:number-columns-repeated="2" office:value-type="string" calcext:value-type="string">
            <text:p>XS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Cognos Impromptu</text:p>
          </table:table-cell>
          <table:table-cell table:number-columns-repeated="2" office:value-type="string" calcext:value-type="string">
            <text:p>Cognos Imprompt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Embedded</text:p>
          </table:table-cell>
          <table:table-cell table:number-columns-repeated="2" office:value-type="string" calcext:value-type="string">
            <text:p>Embed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OpenPhone</text:p>
          </table:table-cell>
          <table:table-cell table:number-columns-repeated="2" office:value-type="string" calcext:value-type="string">
            <text:p>OpenPhon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Power Designer</text:p>
          </table:table-cell>
          <table:table-cell table:number-columns-repeated="2" office:value-type="string" calcext:value-type="string">
            <text:p>Power Design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Limbaje .NET</text:p>
          </table:table-cell>
          <table:table-cell office:value-type="string" calcext:value-type="string">
            <text:p>Langages .NET</text:p>
          </table:table-cell>
          <table:table-cell office:value-type="string" calcext:value-type="string">
            <text:p>.NET Langua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Informix</text:p>
          </table:table-cell>
          <table:table-cell table:number-columns-repeated="2" office:value-type="string" calcext:value-type="string">
            <text:p>Informi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ARP</text:p>
          </table:table-cell>
          <table:table-cell table:number-columns-repeated="2" office:value-type="string" calcext:value-type="string">
            <text:p>AR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WebLogic</text:p>
          </table:table-cell>
          <table:table-cell table:number-columns-repeated="2" office:value-type="string" calcext:value-type="string">
            <text:p>WebLogi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Ant</text:p>
          </table:table-cell>
          <table:table-cell table:number-columns-repeated="2" office:value-type="string" calcext:value-type="string">
            <text:p>A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xDoclet</text:p>
          </table:table-cell>
          <table:table-cell table:number-columns-repeated="2" office:value-type="string" calcext:value-type="string">
            <text:p>xDocl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Kodo JDO</text:p>
          </table:table-cell>
          <table:table-cell table:number-columns-repeated="2" office:value-type="string" calcext:value-type="string">
            <text:p>Kodo J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IPTables</text:p>
          </table:table-cell>
          <table:table-cell table:number-columns-repeated="2" office:value-type="string" calcext:value-type="string">
            <text:p>IPTabl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e Automation</text:p>
          </table:table-cell>
          <table:table-cell table:number-columns-repeated="3" office:value-type="string" calcext:value-type="string">
            <text:p>MS Office (Word, Excel, Powerpoint, Outlook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SQL Server Business Intelligence Development St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MS-DOS</text:p>
          </table:table-cell>
          <table:table-cell table:number-columns-repeated="2" office:value-type="string" calcext:value-type="string">
            <text:p>MS-D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RARP</text:p>
          </table:table-cell>
          <table:table-cell table:number-columns-repeated="2" office:value-type="string" calcext:value-type="string">
            <text:p>RAR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Rational Unified Process</text:p>
          </table:table-cell>
          <table:table-cell table:number-columns-repeated="2" office:value-type="string" calcext:value-type="string">
            <text:p>Rational Unified Proces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Visual Studio</text:p>
          </table:table-cell>
          <table:table-cell table:number-columns-repeated="2" office:value-type="string" calcext:value-type="string">
            <text:p>Visual Studi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Domino Designer</text:p>
          </table:table-cell>
          <table:table-cell table:number-columns-repeated="2" office:value-type="string" calcext:value-type="string">
            <text:p>Domino Design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TOAD</text:p>
          </table:table-cell>
          <table:table-cell table:number-columns-repeated="2" office:value-type="string" calcext:value-type="string">
            <text:p>TO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OLAP</text:p>
          </table:table-cell>
          <table:table-cell table:number-columns-repeated="2" office:value-type="string" calcext:value-type="string">
            <text:p>OL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OLE</text:p>
          </table:table-cell>
          <table:table-cell table:number-columns-repeated="2" office:value-type="string" calcext:value-type="string">
            <text:p>O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Windows API</text:p>
          </table:table-cell>
          <table:table-cell table:number-columns-repeated="2" office:value-type="string" calcext:value-type="string">
            <text:p>Windows AP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Activ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office:value-type="string" calcext:value-type="string">
            <text:p>FOP</text:p>
          </table:table-cell>
          <table:table-cell table:number-columns-repeated="2" office:value-type="string" calcext:value-type="string">
            <text:p>FO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ADO.NET</text:p>
          </table:table-cell>
          <table:table-cell table:number-columns-repeated="2" office:value-type="string" calcext:value-type="string">
            <text:p>ADO.N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ASP.NET</text:p>
          </table:table-cell>
          <table:table-cell table:number-columns-repeated="2" office:value-type="string" calcext:value-type="string">
            <text:p>ASP.N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Visual Studio .NET</text:p>
          </table:table-cell>
          <table:table-cell table:number-columns-repeated="2" office:value-type="string" calcext:value-type="string">
            <text:p>Visual Studio .N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Oracle Jdeveloper</text:p>
          </table:table-cell>
          <table:table-cell table:number-columns-repeated="2" office:value-type="string" calcext:value-type="string">
            <text:p>Oracle Jdevelop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Forte4j</text:p>
          </table:table-cell>
          <table:table-cell table:number-columns-repeated="2" office:value-type="string" calcext:value-type="string">
            <text:p>Forte4j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IIS</text:p>
          </table:table-cell>
          <table:table-cell table:number-columns-repeated="2" office:value-type="string" calcext:value-type="string">
            <text:p>I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Oracle9iAS</text:p>
          </table:table-cell>
          <table:table-cell table:number-columns-repeated="2" office:value-type="string" calcext:value-type="string">
            <text:p>Oracle9i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Zend Studio</text:p>
          </table:table-cell>
          <table:table-cell table:number-columns-repeated="2" office:value-type="string" calcext:value-type="string">
            <text:p>Zend Studi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Oracle Portal</text:p>
          </table:table-cell>
          <table:table-cell table:number-columns-repeated="2" office:value-type="string" calcext:value-type="string">
            <text:p>Oracle Port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ObjectPascal</text:p>
          </table:table-cell>
          <table:table-cell table:number-columns-repeated="2" office:value-type="string" calcext:value-type="string">
            <text:p>ObjectPasc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xForms</text:p>
          </table:table-cell>
          <table:table-cell table:number-columns-repeated="2" office:value-type="string" calcext:value-type="string">
            <text:p>xForm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xPointer</text:p>
          </table:table-cell>
          <table:table-cell table:number-columns-repeated="2" office:value-type="string" calcext:value-type="string">
            <text:p>xPoint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xLink</text:p>
          </table:table-cell>
          <table:table-cell table:number-columns-repeated="2" office:value-type="string" calcext:value-type="string">
            <text:p>xLi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WfMOpen (Workflow Management Op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TrueSpace</text:p>
          </table:table-cell>
          <table:table-cell table:number-columns-repeated="2" office:value-type="string" calcext:value-type="string">
            <text:p>TrueSpa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Corba</text:p>
          </table:table-cell>
          <table:table-cell table:number-columns-repeated="2" office:value-type="string" calcext:value-type="string">
            <text:p>Cor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Corel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Gimp</text:p>
          </table:table-cell>
          <table:table-cell table:number-columns-repeated="2" office:value-type="string" calcext:value-type="string">
            <text:p>Gim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OpenSympho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NLM</text:p>
          </table:table-cell>
          <table:table-cell table:number-columns-repeated="2" office:value-type="string" calcext:value-type="string">
            <text:p>NL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Slackware</text:p>
          </table:table-cell>
          <table:table-cell table:number-columns-repeated="2" office:value-type="string" calcext:value-type="string">
            <text:p>Slackwa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mageReady</text:p>
          </table:table-cell>
          <table:table-cell table:number-columns-repeated="2" office:value-type="string" calcext:value-type="string">
            <text:p>ImageRea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Corel Photo-Paint</text:p>
          </table:table-cell>
          <table:table-cell table:number-columns-repeated="2" office:value-type="string" calcext:value-type="string">
            <text:p>Corel Photo-Pai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XS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MP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Jrun</text:p>
          </table:table-cell>
          <table:table-cell table:number-columns-repeated="2" office:value-type="string" calcext:value-type="string">
            <text:p>Jru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Pe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Pixli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DOM</text:p>
          </table:table-cell>
          <table:table-cell table:number-columns-repeated="2" office:value-type="string" calcext:value-type="string">
            <text:p>JDO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SAX</text:p>
          </table:table-cell>
          <table:table-cell table:number-columns-repeated="2" office:value-type="string" calcext:value-type="string">
            <text:p>SA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M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ultimedia Tool Book</text:p>
          </table:table-cell>
          <table:table-cell table:number-columns-repeated="2" office:value-type="string" calcext:value-type="string">
            <text:p>Multimedia Tool Bo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GDI</text:p>
          </table:table-cell>
          <table:table-cell table:number-columns-repeated="2" office:value-type="string" calcext:value-type="string">
            <text:p>GD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FTP</text:p>
          </table:table-cell>
          <table:table-cell table:number-columns-repeated="2" office:value-type="string" calcext:value-type="string">
            <text:p>FT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SPSS</text:p>
          </table:table-cell>
          <table:table-cell table:number-columns-repeated="2" office:value-type="string" calcext:value-type="string">
            <text:p>SPS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Junit</text:p>
          </table:table-cell>
          <table:table-cell table:number-columns-repeated="2" office:value-type="string" calcext:value-type="string">
            <text:p>Jun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Jprofiler</text:p>
          </table:table-cell>
          <table:table-cell table:number-columns-repeated="2" office:value-type="string" calcext:value-type="string">
            <text:p>Jprofil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ava Mail</text:p>
          </table:table-cell>
          <table:table-cell table:number-columns-repeated="2" office:value-type="string" calcext:value-type="string">
            <text:p>Java Mai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Hibernate</text:p>
          </table:table-cell>
          <table:table-cell table:number-columns-repeated="2" office:value-type="string" calcext:value-type="string">
            <text:p>Hiberna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Xalan</text:p>
          </table:table-cell>
          <table:table-cell table:number-columns-repeated="2" office:value-type="string" calcext:value-type="string">
            <text:p>Xal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Apache Ant</text:p>
          </table:table-cell>
          <table:table-cell table:number-columns-repeated="2" office:value-type="string" calcext:value-type="string">
            <text:p>Apache A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IBM D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Cobra Image Rou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Lotus Domino</text:p>
          </table:table-cell>
          <table:table-cell table:number-columns-repeated="2" office:value-type="string" calcext:value-type="string">
            <text:p>Lotus Domin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Objective-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Transact-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Visual Source Safe</text:p>
          </table:table-cell>
          <table:table-cell table:number-columns-repeated="2" office:value-type="string" calcext:value-type="string">
            <text:p>Visual Source Saf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DirectX</text:p>
          </table:table-cell>
          <table:table-cell table:number-columns-repeated="2" office:value-type="string" calcext:value-type="string">
            <text:p>Direct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AutoLisp</text:p>
          </table:table-cell>
          <table:table-cell table:number-columns-repeated="2" office:value-type="string" calcext:value-type="string">
            <text:p>AutoLis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Rational - Functional</text:p>
          </table:table-cell>
          <table:table-cell table:number-columns-repeated="2" office:value-type="string" calcext:value-type="string">
            <text:p>Rational - Function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Aldous PageMaker</text:p>
          </table:table-cell>
          <table:table-cell table:number-columns-repeated="2" office:value-type="string" calcext:value-type="string">
            <text:p>Aldous PageMak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Fedora</text:p>
          </table:table-cell>
          <table:table-cell table:number-columns-repeated="2" office:value-type="string" calcext:value-type="string">
            <text:p>Fedo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IPX</text:p>
          </table:table-cell>
          <table:table-cell table:number-columns-repeated="2" office:value-type="string" calcext:value-type="string">
            <text:p>IP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Adobe CS</text:p>
          </table:table-cell>
          <table:table-cell table:number-columns-repeated="2" office:value-type="string" calcext:value-type="string">
            <text:p>Adobe C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wift3d</text:p>
          </table:table-cell>
          <table:table-cell table:number-columns-repeated="2" office:value-type="string" calcext:value-type="string">
            <text:p>Swift3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Lightwave</text:p>
          </table:table-cell>
          <table:table-cell table:number-columns-repeated="2" office:value-type="string" calcext:value-type="string">
            <text:p>Lightwav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e Automation</text:p>
          </table:table-cell>
          <table:table-cell office:value-type="string" calcext:value-type="string">
            <text:p>GroupWise</text:p>
          </table:table-cell>
          <table:table-cell table:number-columns-repeated="2" office:value-type="string" calcext:value-type="string">
            <text:p>GroupWi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AIML</text:p>
          </table:table-cell>
          <table:table-cell table:number-columns-repeated="2" office:value-type="string" calcext:value-type="string">
            <text:p>AI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Rational Rose X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UDDI</text:p>
          </table:table-cell>
          <table:table-cell table:number-columns-repeated="2" office:value-type="string" calcext:value-type="string">
            <text:p>UDD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CE.NET</text:p>
          </table:table-cell>
          <table:table-cell table:number-columns-repeated="2" office:value-type="string" calcext:value-type="string">
            <text:p>CE.N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DBVisualizer</text:p>
          </table:table-cell>
          <table:table-cell table:number-columns-repeated="2" office:value-type="string" calcext:value-type="string">
            <text:p>DBVisualiz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Rational ClearCase</text:p>
          </table:table-cell>
          <table:table-cell table:number-columns-repeated="2" office:value-type="string" calcext:value-type="string">
            <text:p>Rational ClearC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Windows CE</text:p>
          </table:table-cell>
          <table:table-cell table:number-columns-repeated="2" office:value-type="string" calcext:value-type="string">
            <text:p>Windows 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Adobe InDe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Adonix</text:p>
          </table:table-cell>
          <table:table-cell table:number-columns-repeated="2" office:value-type="string" calcext:value-type="string">
            <text:p>Adoni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DBArtisan</text:p>
          </table:table-cell>
          <table:table-cell table:number-columns-repeated="2" office:value-type="string" calcext:value-type="string">
            <text:p>DBArtis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GNUJSP</text:p>
          </table:table-cell>
          <table:table-cell table:number-columns-repeated="2" office:value-type="string" calcext:value-type="string">
            <text:p>GNUJS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Dollar Universe</text:p>
          </table:table-cell>
          <table:table-cell table:number-columns-repeated="2" office:value-type="string" calcext:value-type="string">
            <text:p>Dollar Univer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IBM MQ Series</text:p>
          </table:table-cell>
          <table:table-cell table:number-columns-repeated="2" office:value-type="string" calcext:value-type="string">
            <text:p>IBM MQ Seri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BPMN (Business Process Modeling Notation)</text:p>
          </table:table-cell>
          <table:table-cell table:number-columns-repeated="2" office:value-type="string" calcext:value-type="string">
            <text:p>BPMN (Business Process Modeling Notation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MEGA</text:p>
          </table:table-cell>
          <table:table-cell table:number-columns-repeated="2" office:value-type="string" calcext:value-type="string">
            <text:p>MEG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Silverlight</text:p>
          </table:table-cell>
          <table:table-cell table:number-columns-repeated="2" office:value-type="string" calcext:value-type="string">
            <text:p>Silverligh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BPEL</text:p>
          </table:table-cell>
          <table:table-cell table:number-columns-repeated="2" office:value-type="string" calcext:value-type="string">
            <text:p>BP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SAP Business Information War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MEGA Designer</text:p>
          </table:table-cell>
          <table:table-cell table:number-columns-repeated="2" office:value-type="string" calcext:value-type="string">
            <text:p>MEGA Design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NetBeans</text:p>
          </table:table-cell>
          <table:table-cell table:number-columns-repeated="2" office:value-type="string" calcext:value-type="string">
            <text:p>NetBean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WinDesign</text:p>
          </table:table-cell>
          <table:table-cell table:number-columns-repeated="2" office:value-type="string" calcext:value-type="string">
            <text:p>WinDesig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Windows 2003 Server</text:p>
          </table:table-cell>
          <table:table-cell table:number-columns-repeated="2" office:value-type="string" calcext:value-type="string">
            <text:p>Windows 2003 Serv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STL</text:p>
          </table:table-cell>
          <table:table-cell table:number-columns-repeated="2" office:value-type="string" calcext:value-type="string">
            <text:p>JST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RADIUS</text:p>
          </table:table-cell>
          <table:table-cell table:number-columns-repeated="2" office:value-type="string" calcext:value-type="string">
            <text:p>RADIU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P-CAD</text:p>
          </table:table-cell>
          <table:table-cell table:number-columns-repeated="2" office:value-type="string" calcext:value-type="string">
            <text:p>P-C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Oracle BPEL Process Manager</text:p>
          </table:table-cell>
          <table:table-cell table:number-columns-repeated="2" office:value-type="string" calcext:value-type="string">
            <text:p>Oracle BPEL Process Manag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XERCES</text:p>
          </table:table-cell>
          <table:table-cell table:number-columns-repeated="2" office:value-type="string" calcext:value-type="string">
            <text:p>XERC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Rational TestMana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Jasper Reports</text:p>
          </table:table-cell>
          <table:table-cell table:number-columns-repeated="2" office:value-type="string" calcext:value-type="string">
            <text:p>Jasper Report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WS</text:p>
          </table:table-cell>
          <table:table-cell table:number-columns-repeated="2" office:value-type="string" calcext:value-type="string">
            <text:p>JW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Ti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Twis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X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JSF (JavaServer Faces)</text:p>
          </table:table-cell>
          <table:table-cell table:number-columns-repeated="2" office:value-type="string" calcext:value-type="string">
            <text:p>JSF (JavaServer Faces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StatBox</text:p>
          </table:table-cell>
          <table:table-cell table:number-columns-repeated="2" office:value-type="string" calcext:value-type="string">
            <text:p>StatBo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Rational XDE</text:p>
          </table:table-cell>
          <table:table-cell table:number-columns-repeated="2" office:value-type="string" calcext:value-type="string">
            <text:p>Rational XD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Mam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Smart FTP</text:p>
          </table:table-cell>
          <table:table-cell table:number-columns-repeated="2" office:value-type="string" calcext:value-type="string">
            <text:p>Smart FT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icroangelo Studio</text:p>
          </table:table-cell>
          <table:table-cell table:number-columns-repeated="2" office:value-type="string" calcext:value-type="string">
            <text:p>Microangelo Studi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Cognos Power Play</text:p>
          </table:table-cell>
          <table:table-cell table:number-columns-repeated="2" office:value-type="string" calcext:value-type="string">
            <text:p>Cognos Power Pla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Cognos</text:p>
          </table:table-cell>
          <table:table-cell table:number-columns-repeated="2" office:value-type="string" calcext:value-type="string">
            <text:p>Cogn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ClearCase</text:p>
          </table:table-cell>
          <table:table-cell table:number-columns-repeated="2" office:value-type="string" calcext:value-type="string">
            <text:p>ClearC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Delphi .NET</text:p>
          </table:table-cell>
          <table:table-cell table:number-columns-repeated="2" office:value-type="string" calcext:value-type="string">
            <text:p>Delphi .N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BeOS</text:p>
          </table:table-cell>
          <table:table-cell table:number-columns-repeated="2" office:value-type="string" calcext:value-type="string">
            <text:p>Be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Rational Test Manager</text:p>
          </table:table-cell>
          <table:table-cell table:number-columns-repeated="2" office:value-type="string" calcext:value-type="string">
            <text:p>Rational Test Manag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GPRS</text:p>
          </table:table-cell>
          <table:table-cell table:number-columns-repeated="2" office:value-type="string" calcext:value-type="string">
            <text:p>GPR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e Automation</text:p>
          </table:table-cell>
          <table:table-cell office:value-type="string" calcext:value-type="string">
            <text:p>OpenOffice</text:p>
          </table:table-cell>
          <table:table-cell table:number-columns-repeated="2" office:value-type="string" calcext:value-type="string">
            <text:p>OpenOffi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Borland Together</text:p>
          </table:table-cell>
          <table:table-cell table:number-columns-repeated="2" office:value-type="string" calcext:value-type="string">
            <text:p>Borland Togeth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Tuxedo Server</text:p>
          </table:table-cell>
          <table:table-cell table:number-columns-repeated="2" office:value-type="string" calcext:value-type="string">
            <text:p>Tuxedo Serv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Zi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OJB</text:p>
          </table:table-cell>
          <table:table-cell table:number-columns-repeated="2" office:value-type="string" calcext:value-type="string">
            <text:p>OJ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IntelliJ Idea</text:p>
          </table:table-cell>
          <table:table-cell table:number-columns-repeated="2" office:value-type="string" calcext:value-type="string">
            <text:p>IntelliJ Ide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J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Cruise Control</text:p>
          </table:table-cell>
          <table:table-cell table:number-columns-repeated="2" office:value-type="string" calcext:value-type="string">
            <text:p>Cruise Contro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Unica NetTrac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Wonderware Histor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AJA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Ulead PhotoImpact</text:p>
          </table:table-cell>
          <table:table-cell table:number-columns-repeated="2" office:value-type="string" calcext:value-type="string">
            <text:p>Ulead PhotoImpac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SolidWorks</text:p>
          </table:table-cell>
          <table:table-cell table:number-columns-repeated="2" office:value-type="string" calcext:value-type="string">
            <text:p>SolidWork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PHPMyAdmin</text:p>
          </table:table-cell>
          <table:table-cell table:number-columns-repeated="2" office:value-type="string" calcext:value-type="string">
            <text:p>PHPMyAdmi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e Automation</text:p>
          </table:table-cell>
          <table:table-cell table:number-columns-repeated="3" office:value-type="string" calcext:value-type="string">
            <text:p>Microsoft Power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Flash</text:p>
          </table:table-cell>
          <table:table-cell table:number-columns-repeated="2" office:value-type="string" calcext:value-type="string">
            <text:p>Flas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PowerMill</text:p>
          </table:table-cell>
          <table:table-cell table:number-columns-repeated="2" office:value-type="string" calcext:value-type="string">
            <text:p>PowerMil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Autodesk Inventor Mechanical Desk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ANSA</text:p>
          </table:table-cell>
          <table:table-cell table:number-columns-repeated="2" office:value-type="string" calcext:value-type="string">
            <text:p>ANS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CADD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Oracle Data Integ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Poseidon</text:p>
          </table:table-cell>
          <table:table-cell table:number-columns-repeated="2" office:value-type="string" calcext:value-type="string">
            <text:p>Poseid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Bugzi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Shell Scripting</text:p>
          </table:table-cell>
          <table:table-cell table:number-columns-repeated="2" office:value-type="string" calcext:value-type="string">
            <text:p>Shell Scriptin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Sma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Jcoverage</text:p>
          </table:table-cell>
          <table:table-cell table:number-columns-repeated="2" office:value-type="string" calcext:value-type="string">
            <text:p>Jcovera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Mock</text:p>
          </table:table-cell>
          <table:table-cell table:number-columns-repeated="2" office:value-type="string" calcext:value-type="string">
            <text:p>Moc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Essbase</text:p>
          </table:table-cell>
          <table:table-cell table:number-columns-repeated="2" office:value-type="string" calcext:value-type="string">
            <text:p>Hyperion Ess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Planning</text:p>
          </table:table-cell>
          <table:table-cell table:number-columns-repeated="2" office:value-type="string" calcext:value-type="string">
            <text:p>Hyperion Plannin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Analyzer</text:p>
          </table:table-cell>
          <table:table-cell table:number-columns-repeated="2" office:value-type="string" calcext:value-type="string">
            <text:p>Hyperion Analyz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Reports</text:p>
          </table:table-cell>
          <table:table-cell table:number-columns-repeated="2" office:value-type="string" calcext:value-type="string">
            <text:p>Hyperion Report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Application Link</text:p>
          </table:table-cell>
          <table:table-cell table:number-columns-repeated="2" office:value-type="string" calcext:value-type="string">
            <text:p>Hyperion Application Li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Informatica PowerCenter</text:p>
          </table:table-cell>
          <table:table-cell table:number-columns-repeated="2" office:value-type="string" calcext:value-type="string">
            <text:p>Informatica PowerCent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Informatica PowerMart</text:p>
          </table:table-cell>
          <table:table-cell table:number-columns-repeated="2" office:value-type="string" calcext:value-type="string">
            <text:p>Informatica PowerMar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Oracle Warehouse Builder</text:p>
          </table:table-cell>
          <table:table-cell table:number-columns-repeated="2" office:value-type="string" calcext:value-type="string">
            <text:p>Oracle Warehouse Build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VHDL</text:p>
          </table:table-cell>
          <table:table-cell table:number-columns-repeated="2" office:value-type="string" calcext:value-type="string">
            <text:p>VHD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VHDL-AMS</text:p>
          </table:table-cell>
          <table:table-cell table:number-columns-repeated="2" office:value-type="string" calcext:value-type="string">
            <text:p>VHDL-AM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OrCAD</text:p>
          </table:table-cell>
          <table:table-cell table:number-columns-repeated="2" office:value-type="string" calcext:value-type="string">
            <text:p>OrC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Spring</text:p>
          </table:table-cell>
          <table:table-cell table:number-columns-repeated="2" office:value-type="string" calcext:value-type="string">
            <text:p>Sprin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indows NT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Autodesk Inventor</text:p>
          </table:table-cell>
          <table:table-cell table:number-columns-repeated="2" office:value-type="string" calcext:value-type="string">
            <text:p>Autodesk Invent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Catia</text:p>
          </table:table-cell>
          <table:table-cell table:number-columns-repeated="2" office:value-type="string" calcext:value-type="string">
            <text:p>Cati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McAfee</text:p>
          </table:table-cell>
          <table:table-cell table:number-columns-repeated="2" office:value-type="string" calcext:value-type="string">
            <text:p>McAfe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OS/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RPG</text:p>
          </table:table-cell>
          <table:table-cell table:number-columns-repeated="2" office:value-type="string" calcext:value-type="string">
            <text:p>RP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Adelia 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Adelia IWS</text:p>
          </table:table-cell>
          <table:table-cell table:number-columns-repeated="2" office:value-type="string" calcext:value-type="string">
            <text:p>Adelia IW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OS/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CICS</text:p>
          </table:table-cell>
          <table:table-cell table:number-columns-repeated="2" office:value-type="string" calcext:value-type="string">
            <text:p>CIC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Pinnacle Studio</text:p>
          </table:table-cell>
          <table:table-cell table:number-columns-repeated="2" office:value-type="string" calcext:value-type="string">
            <text:p>Pinnacle Studi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Web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Joom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WebObjects</text:p>
          </table:table-cell>
          <table:table-cell table:number-columns-repeated="2" office:value-type="string" calcext:value-type="string">
            <text:p>WebObject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OpenBase</text:p>
          </table:table-cell>
          <table:table-cell table:number-columns-repeated="2" office:value-type="string" calcext:value-type="string">
            <text:p>Open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Architectural Desktop</text:p>
          </table:table-cell>
          <table:table-cell table:number-columns-repeated="2" office:value-type="string" calcext:value-type="string">
            <text:p>Architectural Deskto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WinMentor</text:p>
          </table:table-cell>
          <table:table-cell table:number-columns-repeated="2" office:value-type="string" calcext:value-type="string">
            <text:p>WinMent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Hamor Soft</text:p>
          </table:table-cell>
          <table:table-cell table:number-columns-repeated="2" office:value-type="string" calcext:value-type="string">
            <text:p>Hamor Sof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SanCont</text:p>
          </table:table-cell>
          <table:table-cell table:number-columns-repeated="2" office:value-type="string" calcext:value-type="string">
            <text:p>SanCo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Contab SQL</text:p>
          </table:table-cell>
          <table:table-cell table:number-columns-repeated="2" office:value-type="string" calcext:value-type="string">
            <text:p>Contab SQ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Embedded Visual C++</text:p>
          </table:table-cell>
          <table:table-cell table:number-columns-repeated="2" office:value-type="string" calcext:value-type="string">
            <text:p>Embedded Visual C++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Microcontrolers</text:p>
          </table:table-cell>
          <table:table-cell table:number-columns-repeated="2" office:value-type="string" calcext:value-type="string">
            <text:p>Microcontroler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Verilog HDL</text:p>
          </table:table-cell>
          <table:table-cell table:number-columns-repeated="2" office:value-type="string" calcext:value-type="string">
            <text:p>Verilog HD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JOnAS</text:p>
          </table:table-cell>
          <table:table-cell table:number-columns-repeated="2" office:value-type="string" calcext:value-type="string">
            <text:p>JOn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Subversion (svn)</text:p>
          </table:table-cell>
          <table:table-cell table:number-columns-repeated="2" office:value-type="string" calcext:value-type="string">
            <text:p>Subversion (svn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SQL Server Report Bui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Freelance 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SIEMENS Step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office:value-type="string" calcext:value-type="string">
            <text:p>SIMATIC</text:p>
          </table:table-cell>
          <table:table-cell table:number-columns-repeated="2" office:value-type="string" calcext:value-type="string">
            <text:p>SIMATI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STEP 7 Micro/WIN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Crouzet Milleni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SFC</text:p>
          </table:table-cell>
          <table:table-cell table:number-columns-repeated="2" office:value-type="string" calcext:value-type="string">
            <text:p>SF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FBD (Function Bloc Diagram)</text:p>
          </table:table-cell>
          <table:table-cell table:number-columns-repeated="2" office:value-type="string" calcext:value-type="string">
            <text:p>FBD (Function Bloc Diagram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IL (Instruction List)</text:p>
          </table:table-cell>
          <table:table-cell table:number-columns-repeated="2" office:value-type="string" calcext:value-type="string">
            <text:p>IL (Instruction List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ST (Structured Text)</text:p>
          </table:table-cell>
          <table:table-cell table:number-columns-repeated="2" office:value-type="string" calcext:value-type="string">
            <text:p>ST (Structured Text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LD (Ladder Diagram)</text:p>
          </table:table-cell>
          <table:table-cell table:number-columns-repeated="2" office:value-type="string" calcext:value-type="string">
            <text:p>LD (Ladder Diagram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Apache Maven</text:p>
          </table:table-cell>
          <table:table-cell table:number-columns-repeated="2" office:value-type="string" calcext:value-type="string">
            <text:p>Apache Mav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utPL/SQL</text:p>
          </table:table-cell>
          <table:table-cell table:number-columns-repeated="2" office:value-type="string" calcext:value-type="string">
            <text:p>utPL/SQ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Intelligence</text:p>
          </table:table-cell>
          <table:table-cell table:number-columns-repeated="2" office:value-type="string" calcext:value-type="string">
            <text:p>Hyperion Intelligen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Ruby on Rails</text:p>
          </table:table-cell>
          <table:table-cell table:number-columns-repeated="2" office:value-type="string" calcext:value-type="string">
            <text:p>Ruby on Rail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iBA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.NET 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Action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XAML</text:p>
          </table:table-cell>
          <table:table-cell table:number-columns-repeated="2" office:value-type="string" calcext:value-type="string">
            <text:p>XA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Expression Studio</text:p>
          </table:table-cell>
          <table:table-cell table:number-columns-repeated="2" office:value-type="string" calcext:value-type="string">
            <text:p>Expression Studi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IBM Cognos TM-1 Turbo Integ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HTML</text:p>
          </table:table-cell>
          <table:table-cell table:number-columns-repeated="2" office:value-type="string" calcext:value-type="string">
            <text:p>HTM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SQLite</text:p>
          </table:table-cell>
          <table:table-cell table:number-columns-repeated="2" office:value-type="string" calcext:value-type="string">
            <text:p>SQLi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Zimbra</text:p>
          </table:table-cell>
          <table:table-cell table:number-columns-repeated="2" office:value-type="string" calcext:value-type="string">
            <text:p>Zimb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Genio</text:p>
          </table:table-cell>
          <table:table-cell table:number-columns-repeated="2" office:value-type="string" calcext:value-type="string">
            <text:p>Geni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Java Advanced Imag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OpenGL</text:p>
          </table:table-cell>
          <table:table-cell table:number-columns-repeated="2" office:value-type="string" calcext:value-type="string">
            <text:p>OpenG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SharePoint</text:p>
          </table:table-cell>
          <table:table-cell table:number-columns-repeated="2" office:value-type="string" calcext:value-type="string">
            <text:p>SharePoi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Hyperion Performance Suite</text:p>
          </table:table-cell>
          <table:table-cell table:number-columns-repeated="2" office:value-type="string" calcext:value-type="string">
            <text:p>Hyperion Performance Sui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AJAX.NET</text:p>
          </table:table-cell>
          <table:table-cell table:number-columns-repeated="2" office:value-type="string" calcext:value-type="string">
            <text:p>AJAX.N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WCF</text:p>
          </table:table-cell>
          <table:table-cell table:number-columns-repeated="2" office:value-type="string" calcext:value-type="string">
            <text:p>WCF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WWF</text:p>
          </table:table-cell>
          <table:table-cell table:number-columns-repeated="2" office:value-type="string" calcext:value-type="string">
            <text:p>WWF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SOAP</text:p>
          </table:table-cell>
          <table:table-cell table:number-columns-repeated="2" office:value-type="string" calcext:value-type="string">
            <text:p>SO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aya</text:p>
          </table:table-cell>
          <table:table-cell table:number-columns-repeated="2" office:value-type="string" calcext:value-type="string">
            <text:p>May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AXIS</text:p>
          </table:table-cell>
          <table:table-cell table:number-columns-repeated="2" office:value-type="string" calcext:value-type="string">
            <text:p>AX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Prototype JavaScript Frame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Apache HTTP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Rational Functional Te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TIB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Qooxd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TIBCO EMS</text:p>
          </table:table-cell>
          <table:table-cell table:number-columns-repeated="2" office:value-type="string" calcext:value-type="string">
            <text:p>TIBCO EM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XMPP (Jabber)</text:p>
          </table:table-cell>
          <table:table-cell table:number-columns-repeated="2" office:value-type="string" calcext:value-type="string">
            <text:p>XMPP (Jabber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Jdepend</text:p>
          </table:table-cell>
          <table:table-cell table:number-columns-repeated="2" office:value-type="string" calcext:value-type="string">
            <text:p>Jdepe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Cobertura</text:p>
          </table:table-cell>
          <table:table-cell table:number-columns-repeated="2" office:value-type="string" calcext:value-type="string">
            <text:p>Cobertu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Mercury Quality Center</text:p>
          </table:table-cell>
          <table:table-cell table:number-columns-repeated="2" office:value-type="string" calcext:value-type="string">
            <text:p>Mercury Quality Cent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Spago BI</text:p>
          </table:table-cell>
          <table:table-cell table:number-columns-repeated="2" office:value-type="string" calcext:value-type="string">
            <text:p>Spago B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Talend</text:p>
          </table:table-cell>
          <table:table-cell table:number-columns-repeated="2" office:value-type="string" calcext:value-type="string">
            <text:p>Tale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C#</text:p>
          </table:table-cell>
          <table:table-cell table:number-columns-repeated="2" office:value-type="string" calcext:value-type="string">
            <text:p>C#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OPC</text:p>
          </table:table-cell>
          <table:table-cell table:number-columns-repeated="2" office:value-type="string" calcext:value-type="string">
            <text:p>OP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Pyth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SEAM</text:p>
          </table:table-cell>
          <table:table-cell table:number-columns-repeated="2" office:value-type="string" calcext:value-type="string">
            <text:p>SE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TestNG</text:p>
          </table:table-cell>
          <table:table-cell table:number-columns-repeated="2" office:value-type="string" calcext:value-type="string">
            <text:p>TestN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Mantis Bug Tracker</text:p>
          </table:table-cell>
          <table:table-cell table:number-columns-repeated="2" office:value-type="string" calcext:value-type="string">
            <text:p>Mantis Bug Track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UMTS</text:p>
          </table:table-cell>
          <table:table-cell table:number-columns-repeated="2" office:value-type="string" calcext:value-type="string">
            <text:p>UMT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SIP</text:p>
          </table:table-cell>
          <table:table-cell table:number-columns-repeated="2" office:value-type="string" calcext:value-type="string">
            <text:p>SI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MGCP</text:p>
          </table:table-cell>
          <table:table-cell table:number-columns-repeated="2" office:value-type="string" calcext:value-type="string">
            <text:p>MGC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H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RDP</text:p>
          </table:table-cell>
          <table:table-cell table:number-columns-repeated="2" office:value-type="string" calcext:value-type="string">
            <text:p>RD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VoIP</text:p>
          </table:table-cell>
          <table:table-cell table:number-columns-repeated="2" office:value-type="string" calcext:value-type="string">
            <text:p>VoI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Asterisk</text:p>
          </table:table-cell>
          <table:table-cell table:number-columns-repeated="2" office:value-type="string" calcext:value-type="string">
            <text:p>Asteris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.NET 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LINUX Kernel</text:p>
          </table:table-cell>
          <table:table-cell table:number-columns-repeated="2" office:value-type="string" calcext:value-type="string">
            <text:p>LINUX Kern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POSIX API</text:p>
          </table:table-cell>
          <table:table-cell table:number-columns-repeated="2" office:value-type="string" calcext:value-type="string">
            <text:p>POSIX AP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DEBIAN GNU</text:p>
          </table:table-cell>
          <table:table-cell table:number-columns-repeated="2" office:value-type="string" calcext:value-type="string">
            <text:p>DEBIAN GN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office:value-type="string" calcext:value-type="string">
            <text:p>RedHat</text:p>
          </table:table-cell>
          <table:table-cell table:number-columns-repeated="2" office:value-type="string" calcext:value-type="string">
            <text:p>RedH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Expect</text:p>
          </table:table-cell>
          <table:table-cell table:number-columns-repeated="2" office:value-type="string" calcext:value-type="string">
            <text:p>Expec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3G</text:p>
          </table:table-cell>
          <table:table-cell table:number-columns-repeated="2" office:value-type="string" calcext:value-type="string">
            <text:p>3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GSM</text:p>
          </table:table-cell>
          <table:table-cell table:number-columns-repeated="2" office:value-type="string" calcext:value-type="string">
            <text:p>G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SS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office:value-type="string" calcext:value-type="string">
            <text:p>MAP</text:p>
          </table:table-cell>
          <table:table-cell table:number-columns-repeated="2" office:value-type="string" calcext:value-type="string">
            <text:p>MA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office:value-type="string" calcext:value-type="string">
            <text:p>Oracle Forms</text:p>
          </table:table-cell>
          <table:table-cell table:number-columns-repeated="2" office:value-type="string" calcext:value-type="string">
            <text:p>Oracle Form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string" calcext:value-type="string">
            <text:p>Oracle Reports</text:p>
          </table:table-cell>
          <table:table-cell table:number-columns-repeated="2" office:value-type="string" calcext:value-type="string">
            <text:p>Oracle Report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QTP</text:p>
          </table:table-cell>
          <table:table-cell table:number-columns-repeated="2" office:value-type="string" calcext:value-type="string">
            <text:p>QTP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LabVi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2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2.5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4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Cpp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X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Un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i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Fl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Pas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Y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VL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Ether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ADS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INDOWS NT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Ubu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jQu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Net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Ke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P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Post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ation</text:p>
          </table:table-cell>
          <table:table-cell table:number-columns-repeated="3" office:value-type="string" calcext:value-type="string">
            <text:p>BMC Control-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Nag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IPs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V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Cac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Ag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S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Li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M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HP ProCur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IPv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OS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Clip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N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En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Cor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Links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inSC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X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Sina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Arch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IC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CANo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Target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DSp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CodeIgni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PyCha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Sun One Application Server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Sp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XMLBe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Ngin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Open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Sproutc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FogBu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CD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edia</text:p>
          </table:table-cell>
          <table:table-cell table:number-columns-repeated="3" office:value-type="string" calcext:value-type="string">
            <text:p>NetObjects Fu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X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Koh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SQL Server Reporting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Par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Va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IronPyth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SQL Server Repl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TinyE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MPL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Unic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Ecma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Symantec Enterprise Va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Netlo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Mapbas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GX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Sw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Omni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Axway Synchro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TestTr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x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Oracle Ap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VR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Flexmoj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Caucho Res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Cli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SD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OpenAdap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V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DO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Jetspe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Gra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JWeb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CMV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Evie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D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CSLA .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PeopleSoft Enterprise Service Autom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Sys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Mau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NNT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i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Firewall SonicW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iM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Jib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Rapid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Barracuda Firewa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TACA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Jun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MIN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Beeh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Firewalls Netas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X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X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NS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Raptor Firewa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Reshar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Arc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Data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Xen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GreenPep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AMQ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SCADE Su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NC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D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JGra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XAJ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XML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Netez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Percussion C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Build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SQuirrel 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Mb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ERP GENER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S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J2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TrimPa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Ipswitch iMail 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Castor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Hyland On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GSX Server 3.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QC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Vector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CAST SQLBui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E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DDT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BP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telligence</text:p>
          </table:table-cell>
          <table:table-cell table:number-columns-repeated="3" office:value-type="string" calcext:value-type="string">
            <text:p>S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Frame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DS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SCT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LightHttp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Zen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VT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Ranor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ZMod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S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JM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Gem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EclipseRC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DBUnit SV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PSD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HSU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P&amp;CRM</text:p>
          </table:table-cell>
          <table:table-cell table:number-columns-repeated="3" office:value-type="string" calcext:value-type="string">
            <text:p>Sage ERP X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Gls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VP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DNSS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Stratus V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QF-T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Bou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Guardian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Firewall CIS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ation</text:p>
          </table:table-cell>
          <table:table-cell table:number-columns-repeated="3" office:value-type="string" calcext:value-type="string">
            <text:p>Systar Omn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C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ASD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ING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R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C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WebD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Flex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Front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Rest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Auto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FX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Windows Server 2008 Enterpri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&amp;CAM</text:p>
          </table:table-cell>
          <table:table-cell table:number-columns-repeated="3" office:value-type="string" calcext:value-type="string">
            <text:p>Cadel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RB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HA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Test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Tr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QuickT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3" office:value-type="string" calcext:value-type="string">
            <text:p>Seleni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X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3" office:value-type="string" calcext:value-type="string">
            <text:p>Oracle Recovery Manager (RM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</text:p>
          </table:table-cell>
          <table:table-cell table:number-columns-repeated="3" office:value-type="string" calcext:value-type="string">
            <text:p>Oracle Desig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XPA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XS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GlassF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Mu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G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HAProx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Var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Ce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Gent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S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Shorew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Bacu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VM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Infrastructure</text:p>
          </table:table-cell>
          <table:table-cell table:number-columns-repeated="3" office:value-type="string" calcext:value-type="string">
            <text:p>OpenV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Mage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3"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OpenC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Common Li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AS/400 Control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MetaQuotes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Metaweb Query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Altera Hardware Description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string" calcext:value-type="string">
            <text:p>Analog Hardware Descriptive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ware</text:p>
          </table:table-cell>
          <table:table-cell table:number-columns-repeated="3" office:value-type="string" calcext:value-type="string">
            <text:p>Amazon Web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string" calcext:value-type="string">
            <text:p>Advanced Wireless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s</text:p>
          </table:table-cell>
          <table:table-cell table:number-columns-repeated="3" office:value-type="string" calcext:value-type="string">
            <text:p>Zend Frame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 Apps</text:p>
          </table:table-cell>
          <table:table-cell table:number-columns-repeated="3" office:value-type="string" calcext:value-type="string">
            <text:p>Unity3D</text:p>
          </table:table-cell>
          <table:table-cell table:number-columns-repeated="1020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pivot table'.$A$1" table:cell-range-address="$'Liste competences_CVC Web'.$A$1:.$D$693"/>
        </table:named-expressions>
      </table:table>
      <table:table table:name="Sheet1" table:style-name="ta3">
        <table:table-column table:style-name="co3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Liste competences_CVC Web'.A1:'Liste competences_CVC Web'.D693" table:display-filter-buttons="true"/>
      </table:database-ranges>
      <table:data-pilot-tables>
        <table:data-pilot-table table:name="PivotTable1" table:application-data="" table:target-range-address="'pivot table'.A3:'pivot table'.C696" table:buttons="'pivot table'.A3 'pivot table'.B3" table:show-filter-button="false">
          <table:source-cell-range table:cell-range-address="'Liste competences_CVC Web'.A1:'Liste competences_CVC Web'.D693"/>
          <table:data-pilot-field table:source-field-name="TXT_COMP_FR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XT_COMP_EN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_FAMCOMP" table:orientation="row" table:used-hierarchy="-1" table:function="auto">
            <table:data-pilot-level table:show-empty="false">
              <table:data-pilot-members>
                <table:data-pilot-member table:name="ALM" table:display="true" table:show-details="true"/>
                <table:data-pilot-member table:name="Business Intelligence" table:display="true" table:show-details="true"/>
                <table:data-pilot-member table:name="CAD&amp;CAM" table:display="true" table:show-details="true"/>
                <table:data-pilot-member table:name="Databases" table:display="true" table:show-details="true"/>
                <table:data-pilot-member table:name="ECM" table:display="true" table:show-details="true"/>
                <table:data-pilot-member table:name="ERP&amp;CRM" table:display="true" table:show-details="true"/>
                <table:data-pilot-member table:name="Exploitation" table:display="true" table:show-details="true"/>
                <table:data-pilot-member table:name="Frameworks" table:display="true" table:show-details="true"/>
                <table:data-pilot-member table:name="IDE" table:display="true" table:show-details="true"/>
                <table:data-pilot-member table:name="Industrial automation" table:display="true" table:show-details="true"/>
                <table:data-pilot-member table:name="IT Infrastructure" table:display="true" table:show-details="true"/>
                <table:data-pilot-member table:name="Languages" table:display="true" table:show-details="true"/>
                <table:data-pilot-member table:name="Middleware" table:display="true" table:show-details="true"/>
                <table:data-pilot-member table:name="Mobile Apps" table:display="true" table:show-details="true"/>
                <table:data-pilot-member table:name="Multimedia" table:display="true" table:show-details="true"/>
                <table:data-pilot-member table:name="Office Automation" table:display="true" table:show-details="true"/>
                <table:data-pilot-member table:name="Protocol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XT_COMP" table:orientation="row" table:used-hierarchy="-1" table:function="auto">
            <table:data-pilot-level table:show-empty="false">
              <table:data-pilot-members>
                <table:data-pilot-member table:name=".NET 3.0" table:display="true" table:show-details="true"/>
                <table:data-pilot-member table:name=".NET 3.5" table:display="true" table:show-details="true"/>
                <table:data-pilot-member table:name="1C" table:display="true" table:show-details="true"/>
                <table:data-pilot-member table:name="2.5G" table:display="true" table:show-details="true"/>
                <table:data-pilot-member table:name="2G" table:display="true" table:show-details="true"/>
                <table:data-pilot-member table:name="3D Studio MAX" table:display="true" table:show-details="true"/>
                <table:data-pilot-member table:name="3G" table:display="true" table:show-details="true"/>
                <table:data-pilot-member table:name="4G" table:display="true" table:show-details="true"/>
                <table:data-pilot-member table:name="AB Initio" table:display="true" table:show-details="true"/>
                <table:data-pilot-member table:name="Abel" table:display="true" table:show-details="true"/>
                <table:data-pilot-member table:name="ActionScript" table:display="true" table:show-details="true"/>
                <table:data-pilot-member table:name="Active Directory" table:display="true" table:show-details="true"/>
                <table:data-pilot-member table:name="ActiveX" table:display="true" table:show-details="true"/>
                <table:data-pilot-member table:name="ADA" table:display="true" table:show-details="true"/>
                <table:data-pilot-member table:name="Adelia 400" table:display="true" table:show-details="true"/>
                <table:data-pilot-member table:name="Adelia IWS" table:display="true" table:show-details="true"/>
                <table:data-pilot-member table:name="ADO.NET" table:display="true" table:show-details="true"/>
                <table:data-pilot-member table:name="Adobe Acrobat" table:display="true" table:show-details="true"/>
                <table:data-pilot-member table:name="Adobe CS" table:display="true" table:show-details="true"/>
                <table:data-pilot-member table:name="Adobe Director" table:display="true" table:show-details="true"/>
                <table:data-pilot-member table:name="Adobe Dreamweaver" table:display="true" table:show-details="true"/>
                <table:data-pilot-member table:name="Adobe Illustrator" table:display="true" table:show-details="true"/>
                <table:data-pilot-member table:name="Adobe InDesign" table:display="true" table:show-details="true"/>
                <table:data-pilot-member table:name="Adobe PageMaker" table:display="true" table:show-details="true"/>
                <table:data-pilot-member table:name="Adobe Photoshop" table:display="true" table:show-details="true"/>
                <table:data-pilot-member table:name="Adobe Premiere" table:display="true" table:show-details="true"/>
                <table:data-pilot-member table:name="Adonix" table:display="true" table:show-details="true"/>
                <table:data-pilot-member table:name="ADSL" table:display="true" table:show-details="true"/>
                <table:data-pilot-member table:name="Advanced Wireless Services" table:display="true" table:show-details="true"/>
                <table:data-pilot-member table:name="Agile" table:display="true" table:show-details="true"/>
                <table:data-pilot-member table:name="AIML" table:display="true" table:show-details="true"/>
                <table:data-pilot-member table:name="AIX" table:display="true" table:show-details="true"/>
                <table:data-pilot-member table:name="AJAX" table:display="true" table:show-details="true"/>
                <table:data-pilot-member table:name="AJAX.NET" table:display="true" table:show-details="true"/>
                <table:data-pilot-member table:name="Aldous PageMaker" table:display="true" table:show-details="true"/>
                <table:data-pilot-member table:name="Alienor" table:display="true" table:show-details="true"/>
                <table:data-pilot-member table:name="Altera Hardware Description Language" table:display="true" table:show-details="true"/>
                <table:data-pilot-member table:name="Amapi" table:display="true" table:show-details="true"/>
                <table:data-pilot-member table:name="Amazon Web Services" table:display="true" table:show-details="true"/>
                <table:data-pilot-member table:name="AMQP" table:display="true" table:show-details="true"/>
                <table:data-pilot-member table:name="Analog Hardware Descriptive Language" table:display="true" table:show-details="true"/>
                <table:data-pilot-member table:name="Android" table:display="true" table:show-details="true"/>
                <table:data-pilot-member table:name="ANSA" table:display="true" table:show-details="true"/>
                <table:data-pilot-member table:name="Ant" table:display="true" table:show-details="true"/>
                <table:data-pilot-member table:name="Apache Ant" table:display="true" table:show-details="true"/>
                <table:data-pilot-member table:name="Apache Cocoon" table:display="true" table:show-details="true"/>
                <table:data-pilot-member table:name="Apache HTTP Server" table:display="true" table:show-details="true"/>
                <table:data-pilot-member table:name="Apache Maven" table:display="true" table:show-details="true"/>
                <table:data-pilot-member table:name="Arbor" table:display="true" table:show-details="true"/>
                <table:data-pilot-member table:name="ArcGIS" table:display="true" table:show-details="true"/>
                <table:data-pilot-member table:name="ArchiCAD" table:display="true" table:show-details="true"/>
                <table:data-pilot-member table:name="Architectural Desktop" table:display="true" table:show-details="true"/>
                <table:data-pilot-member table:name="ArcObject" table:display="true" table:show-details="true"/>
                <table:data-pilot-member table:name="ARP" table:display="true" table:show-details="true"/>
                <table:data-pilot-member table:name="AS/400" table:display="true" table:show-details="true"/>
                <table:data-pilot-member table:name="AS/400 Control Language" table:display="true" table:show-details="true"/>
                <table:data-pilot-member table:name="ASDL" table:display="true" table:show-details="true"/>
                <table:data-pilot-member table:name="ASP" table:display="true" table:show-details="true"/>
                <table:data-pilot-member table:name="ASP.NET" table:display="true" table:show-details="true"/>
                <table:data-pilot-member table:name="Assembler" table:display="true" table:show-details="true"/>
                <table:data-pilot-member table:name="Asterisk" table:display="true" table:show-details="true"/>
                <table:data-pilot-member table:name="AutoCAD" table:display="true" table:show-details="true"/>
                <table:data-pilot-member table:name="Autodesk Inventor" table:display="true" table:show-details="true"/>
                <table:data-pilot-member table:name="Autodesk Inventor Mechanical Desktop" table:display="true" table:show-details="true"/>
                <table:data-pilot-member table:name="AutoIt" table:display="true" table:show-details="true"/>
                <table:data-pilot-member table:name="AutoLisp" table:display="true" table:show-details="true"/>
                <table:data-pilot-member table:name="Awk" table:display="true" table:show-details="true"/>
                <table:data-pilot-member table:name="AWT" table:display="true" table:show-details="true"/>
                <table:data-pilot-member table:name="AXIS" table:display="true" table:show-details="true"/>
                <table:data-pilot-member table:name="Axway Synchrony" table:display="true" table:show-details="true"/>
                <table:data-pilot-member table:name="Bacula" table:display="true" table:show-details="true"/>
                <table:data-pilot-member table:name="Barracuda Firewalls" table:display="true" table:show-details="true"/>
                <table:data-pilot-member table:name="Bash" table:display="true" table:show-details="true"/>
                <table:data-pilot-member table:name="BDE" table:display="true" table:show-details="true"/>
                <table:data-pilot-member table:name="Beehive" table:display="true" table:show-details="true"/>
                <table:data-pilot-member table:name="BeOS" table:display="true" table:show-details="true"/>
                <table:data-pilot-member table:name="BMC Control-M" table:display="true" table:show-details="true"/>
                <table:data-pilot-member table:name="Booch" table:display="true" table:show-details="true"/>
                <table:data-pilot-member table:name="Borland Together" table:display="true" table:show-details="true"/>
                <table:data-pilot-member table:name="Bouml" table:display="true" table:show-details="true"/>
                <table:data-pilot-member table:name="BPEL" table:display="true" table:show-details="true"/>
                <table:data-pilot-member table:name="BPML" table:display="true" table:show-details="true"/>
                <table:data-pilot-member table:name="BPMN (Business Process Modeling Notation)" table:display="true" table:show-details="true"/>
                <table:data-pilot-member table:name="Brio Technology" table:display="true" table:show-details="true"/>
                <table:data-pilot-member table:name="Bugzilla" table:display="true" table:show-details="true"/>
                <table:data-pilot-member table:name="BuildBot" table:display="true" table:show-details="true"/>
                <table:data-pilot-member table:name="Business Objects" table:display="true" table:show-details="true"/>
                <table:data-pilot-member table:name="C#" table:display="true" table:show-details="true"/>
                <table:data-pilot-member table:name="C/C++" table:display="true" table:show-details="true"/>
                <table:data-pilot-member table:name="CA Unicenter" table:display="true" table:show-details="true"/>
                <table:data-pilot-member table:name="Cacti" table:display="true" table:show-details="true"/>
                <table:data-pilot-member table:name="CADDS5" table:display="true" table:show-details="true"/>
                <table:data-pilot-member table:name="Cadelec" table:display="true" table:show-details="true"/>
                <table:data-pilot-member table:name="CakePHP" table:display="true" table:show-details="true"/>
                <table:data-pilot-member table:name="CANoe" table:display="true" table:show-details="true"/>
                <table:data-pilot-member table:name="Cassiope" table:display="true" table:show-details="true"/>
                <table:data-pilot-member table:name="CAST SQLBuilder" table:display="true" table:show-details="true"/>
                <table:data-pilot-member table:name="CastorXml" table:display="true" table:show-details="true"/>
                <table:data-pilot-member table:name="Catia" table:display="true" table:show-details="true"/>
                <table:data-pilot-member table:name="Caucho Resin" table:display="true" table:show-details="true"/>
                <table:data-pilot-member table:name="CDN" table:display="true" table:show-details="true"/>
                <table:data-pilot-member table:name="CE.NET" table:display="true" table:show-details="true"/>
                <table:data-pilot-member table:name="CentOS" table:display="true" table:show-details="true"/>
                <table:data-pilot-member table:name="CFT" table:display="true" table:show-details="true"/>
                <table:data-pilot-member table:name="CICS" table:display="true" table:show-details="true"/>
                <table:data-pilot-member table:name="Ciel" table:display="true" table:show-details="true"/>
                <table:data-pilot-member table:name="Cisco" table:display="true" table:show-details="true"/>
                <table:data-pilot-member table:name="Citrix" table:display="true" table:show-details="true"/>
                <table:data-pilot-member table:name="ClearCase" table:display="true" table:show-details="true"/>
                <table:data-pilot-member table:name="Clipper" table:display="true" table:show-details="true"/>
                <table:data-pilot-member table:name="Clisp" table:display="true" table:show-details="true"/>
                <table:data-pilot-member table:name="CMVC" table:display="true" table:show-details="true"/>
                <table:data-pilot-member table:name="Cobertura" table:display="true" table:show-details="true"/>
                <table:data-pilot-member table:name="Cobol" table:display="true" table:show-details="true"/>
                <table:data-pilot-member table:name="Cobra Image Router" table:display="true" table:show-details="true"/>
                <table:data-pilot-member table:name="Coda" table:display="true" table:show-details="true"/>
                <table:data-pilot-member table:name="CodeIgniter" table:display="true" table:show-details="true"/>
                <table:data-pilot-member table:name="Cognos" table:display="true" table:show-details="true"/>
                <table:data-pilot-member table:name="Cognos Impromptu" table:display="true" table:show-details="true"/>
                <table:data-pilot-member table:name="Cognos Power Play" table:display="true" table:show-details="true"/>
                <table:data-pilot-member table:name="Common Lisp" table:display="true" table:show-details="true"/>
                <table:data-pilot-member table:name="Contab SQL" table:display="true" table:show-details="true"/>
                <table:data-pilot-member table:name="Corba" table:display="true" table:show-details="true"/>
                <table:data-pilot-member table:name="Corel Painter (Corel Draw)" table:display="true" table:show-details="true"/>
                <table:data-pilot-member table:name="Corel Photo-Paint" table:display="true" table:show-details="true"/>
                <table:data-pilot-member table:name="CorelDRAW" table:display="true" table:show-details="true"/>
                <table:data-pilot-member table:name="CorVision" table:display="true" table:show-details="true"/>
                <table:data-pilot-member table:name="CppUnit" table:display="true" table:show-details="true"/>
                <table:data-pilot-member table:name="Crouzet Millenium" table:display="true" table:show-details="true"/>
                <table:data-pilot-member table:name="Cruise Control" table:display="true" table:show-details="true"/>
                <table:data-pilot-member table:name="Crystal Reports" table:display="true" table:show-details="true"/>
                <table:data-pilot-member table:name="CSLA .NET" table:display="true" table:show-details="true"/>
                <table:data-pilot-member table:name="CSQL" table:display="true" table:show-details="true"/>
                <table:data-pilot-member table:name="CSS" table:display="true" table:show-details="true"/>
                <table:data-pilot-member table:name="Cubase" table:display="true" table:show-details="true"/>
                <table:data-pilot-member table:name="CUnit" table:display="true" table:show-details="true"/>
                <table:data-pilot-member table:name="CVS" table:display="true" table:show-details="true"/>
                <table:data-pilot-member table:name="DataCAD" table:display="true" table:show-details="true"/>
                <table:data-pilot-member table:name="Datastage" table:display="true" table:show-details="true"/>
                <table:data-pilot-member table:name="DBArtisan" table:display="true" table:show-details="true"/>
                <table:data-pilot-member table:name="Dbase" table:display="true" table:show-details="true"/>
                <table:data-pilot-member table:name="DBUnit SVN" table:display="true" table:show-details="true"/>
                <table:data-pilot-member table:name="DBVisualizer" table:display="true" table:show-details="true"/>
                <table:data-pilot-member table:name="DDE" table:display="true" table:show-details="true"/>
                <table:data-pilot-member table:name="DDTUnit" table:display="true" table:show-details="true"/>
                <table:data-pilot-member table:name="Debabelizer" table:display="true" table:show-details="true"/>
                <table:data-pilot-member table:name="DEBIAN GNU" table:display="true" table:show-details="true"/>
                <table:data-pilot-member table:name="Delphi" table:display="true" table:show-details="true"/>
                <table:data-pilot-member table:name="Delphi .NET" table:display="true" table:show-details="true"/>
                <table:data-pilot-member table:name="DHCP" table:display="true" table:show-details="true"/>
                <table:data-pilot-member table:name="DHTML" table:display="true" table:show-details="true"/>
                <table:data-pilot-member table:name="DirectX" table:display="true" table:show-details="true"/>
                <table:data-pilot-member table:name="DNS" table:display="true" table:show-details="true"/>
                <table:data-pilot-member table:name="DNSSEC" table:display="true" table:show-details="true"/>
                <table:data-pilot-member table:name="DOJA" table:display="true" table:show-details="true"/>
                <table:data-pilot-member table:name="Dollar Universe" table:display="true" table:show-details="true"/>
                <table:data-pilot-member table:name="Domino Designer" table:display="true" table:show-details="true"/>
                <table:data-pilot-member table:name="DQL" table:display="true" table:show-details="true"/>
                <table:data-pilot-member table:name="Drupal" table:display="true" table:show-details="true"/>
                <table:data-pilot-member table:name="DSML" table:display="true" table:show-details="true"/>
                <table:data-pilot-member table:name="DSpace" table:display="true" table:show-details="true"/>
                <table:data-pilot-member table:name="DUnit" table:display="true" table:show-details="true"/>
                <table:data-pilot-member table:name="EAP" table:display="true" table:show-details="true"/>
                <table:data-pilot-member table:name="Eclipse" table:display="true" table:show-details="true"/>
                <table:data-pilot-member table:name="EclipseRCP" table:display="true" table:show-details="true"/>
                <table:data-pilot-member table:name="EcmaScript" table:display="true" table:show-details="true"/>
                <table:data-pilot-member table:name="EJB" table:display="true" table:show-details="true"/>
                <table:data-pilot-member table:name="Embedded" table:display="true" table:show-details="true"/>
                <table:data-pilot-member table:name="Embedded Visual C++" table:display="true" table:show-details="true"/>
                <table:data-pilot-member table:name="Envers" table:display="true" table:show-details="true"/>
                <table:data-pilot-member table:name="ERP GENERIX" table:display="true" table:show-details="true"/>
                <table:data-pilot-member table:name="Etafi" table:display="true" table:show-details="true"/>
                <table:data-pilot-member table:name="Ethernet" table:display="true" table:show-details="true"/>
                <table:data-pilot-member table:name="Eviews" table:display="true" table:show-details="true"/>
                <table:data-pilot-member table:name="Exchange" table:display="true" table:show-details="true"/>
                <table:data-pilot-member table:name="Expect" table:display="true" table:show-details="true"/>
                <table:data-pilot-member table:name="Expression Studio" table:display="true" table:show-details="true"/>
                <table:data-pilot-member table:name="FBD (Function Bloc Diagram)" table:display="true" table:show-details="true"/>
                <table:data-pilot-member table:name="Fedora" table:display="true" table:show-details="true"/>
                <table:data-pilot-member table:name="FireBirdSQL" table:display="true" table:show-details="true"/>
                <table:data-pilot-member table:name="Firewall CISCO" table:display="true" table:show-details="true"/>
                <table:data-pilot-member table:name="Firewall SonicWall" table:display="true" table:show-details="true"/>
                <table:data-pilot-member table:name="Firewalls" table:display="true" table:show-details="true"/>
                <table:data-pilot-member table:name="Firewalls Netasq" table:display="true" table:show-details="true"/>
                <table:data-pilot-member table:name="Fireworks" table:display="true" table:show-details="true"/>
                <table:data-pilot-member table:name="Flash" table:display="true" table:show-details="true"/>
                <table:data-pilot-member table:name="Flex" table:display="true" table:show-details="true"/>
                <table:data-pilot-member table:name="Flexmojos" table:display="true" table:show-details="true"/>
                <table:data-pilot-member table:name="Flexray" table:display="true" table:show-details="true"/>
                <table:data-pilot-member table:name="FogBugz" table:display="true" table:show-details="true"/>
                <table:data-pilot-member table:name="FOP" table:display="true" table:show-details="true"/>
                <table:data-pilot-member table:name="Forte4j" table:display="true" table:show-details="true"/>
                <table:data-pilot-member table:name="Fortran" table:display="true" table:show-details="true"/>
                <table:data-pilot-member table:name="FoxPro" table:display="true" table:show-details="true"/>
                <table:data-pilot-member table:name="FrameScript" table:display="true" table:show-details="true"/>
                <table:data-pilot-member table:name="Freehand" table:display="true" table:show-details="true"/>
                <table:data-pilot-member table:name="Freelance 2000" table:display="true" table:show-details="true"/>
                <table:data-pilot-member table:name="FrontBase" table:display="true" table:show-details="true"/>
                <table:data-pilot-member table:name="FTP" table:display="true" table:show-details="true"/>
                <table:data-pilot-member table:name="FXP" table:display="true" table:show-details="true"/>
                <table:data-pilot-member table:name="GDI" table:display="true" table:show-details="true"/>
                <table:data-pilot-member table:name="Gembase" table:display="true" table:show-details="true"/>
                <table:data-pilot-member table:name="Genesis" table:display="true" table:show-details="true"/>
                <table:data-pilot-member table:name="Genesys" table:display="true" table:show-details="true"/>
                <table:data-pilot-member table:name="Genio" table:display="true" table:show-details="true"/>
                <table:data-pilot-member table:name="Gentoo" table:display="true" table:show-details="true"/>
                <table:data-pilot-member table:name="Gimp" table:display="true" table:show-details="true"/>
                <table:data-pilot-member table:name="Git" table:display="true" table:show-details="true"/>
                <table:data-pilot-member table:name="GlassFish" table:display="true" table:show-details="true"/>
                <table:data-pilot-member table:name="Glsl" table:display="true" table:show-details="true"/>
                <table:data-pilot-member table:name="GNUJSP" table:display="true" table:show-details="true"/>
                <table:data-pilot-member table:name="GPRS" table:display="true" table:show-details="true"/>
                <table:data-pilot-member table:name="Gradle" table:display="true" table:show-details="true"/>
                <table:data-pilot-member table:name="GreenPepper" table:display="true" table:show-details="true"/>
                <table:data-pilot-member table:name="GroupWise" table:display="true" table:show-details="true"/>
                <table:data-pilot-member table:name="GSM" table:display="true" table:show-details="true"/>
                <table:data-pilot-member table:name="GSX Server 3.X" table:display="true" table:show-details="true"/>
                <table:data-pilot-member table:name="GuardianOS" table:display="true" table:show-details="true"/>
                <table:data-pilot-member table:name="GXL" table:display="true" table:show-details="true"/>
                <table:data-pilot-member table:name="H323" table:display="true" table:show-details="true"/>
                <table:data-pilot-member table:name="HAML" table:display="true" table:show-details="true"/>
                <table:data-pilot-member table:name="Hamor Soft" table:display="true" table:show-details="true"/>
                <table:data-pilot-member table:name="HAProxy" table:display="true" table:show-details="true"/>
                <table:data-pilot-member table:name="Hibernate" table:display="true" table:show-details="true"/>
                <table:data-pilot-member table:name="HOOD" table:display="true" table:show-details="true"/>
                <table:data-pilot-member table:name="HP ProCurve" table:display="true" table:show-details="true"/>
                <table:data-pilot-member table:name="HP Quality Center" table:display="true" table:show-details="true"/>
                <table:data-pilot-member table:name="HP UX" table:display="true" table:show-details="true"/>
                <table:data-pilot-member table:name="HSUPA" table:display="true" table:show-details="true"/>
                <table:data-pilot-member table:name="HTML" table:display="true" table:show-details="true"/>
                <table:data-pilot-member table:name="HTTP" table:display="true" table:show-details="true"/>
                <table:data-pilot-member table:name="Hummingbird Exceed" table:display="true" table:show-details="true"/>
                <table:data-pilot-member table:name="Hyland OnBase" table:display="true" table:show-details="true"/>
                <table:data-pilot-member table:name="Hyperion Analyzer" table:display="true" table:show-details="true"/>
                <table:data-pilot-member table:name="Hyperion Application Link" table:display="true" table:show-details="true"/>
                <table:data-pilot-member table:name="Hyperion Essbase" table:display="true" table:show-details="true"/>
                <table:data-pilot-member table:name="Hyperion Intelligence" table:display="true" table:show-details="true"/>
                <table:data-pilot-member table:name="Hyperion Performance Suite" table:display="true" table:show-details="true"/>
                <table:data-pilot-member table:name="Hyperion Planning" table:display="true" table:show-details="true"/>
                <table:data-pilot-member table:name="Hyperion Reports" table:display="true" table:show-details="true"/>
                <table:data-pilot-member table:name="iBATIS" table:display="true" table:show-details="true"/>
                <table:data-pilot-member table:name="IBM Cognos TM-1 Turbo Integrator" table:display="true" table:show-details="true"/>
                <table:data-pilot-member table:name="IBM DB2" table:display="true" table:show-details="true"/>
                <table:data-pilot-member table:name="IBM MQ Series" table:display="true" table:show-details="true"/>
                <table:data-pilot-member table:name="IBM Rational Application Developer" table:display="true" table:show-details="true"/>
                <table:data-pilot-member table:name="IBM WebSphere" table:display="true" table:show-details="true"/>
                <table:data-pilot-member table:name="ICP" table:display="true" table:show-details="true"/>
                <table:data-pilot-member table:name="iHTML" table:display="true" table:show-details="true"/>
                <table:data-pilot-member table:name="IIS" table:display="true" table:show-details="true"/>
                <table:data-pilot-member table:name="IL (Instruction List)" table:display="true" table:show-details="true"/>
                <table:data-pilot-member table:name="ImageReady" table:display="true" table:show-details="true"/>
                <table:data-pilot-member table:name="iMake" table:display="true" table:show-details="true"/>
                <table:data-pilot-member table:name="IMAP" table:display="true" table:show-details="true"/>
                <table:data-pilot-member table:name="IMAP4" table:display="true" table:show-details="true"/>
                <table:data-pilot-member table:name="Informatica PowerCenter" table:display="true" table:show-details="true"/>
                <table:data-pilot-member table:name="Informatica PowerMart" table:display="true" table:show-details="true"/>
                <table:data-pilot-member table:name="Informix" table:display="true" table:show-details="true"/>
                <table:data-pilot-member table:name="IntelliJ Idea" table:display="true" table:show-details="true"/>
                <table:data-pilot-member table:name="Interbase" table:display="true" table:show-details="true"/>
                <table:data-pilot-member table:name="iOS" table:display="true" table:show-details="true"/>
                <table:data-pilot-member table:name="iPhone" table:display="true" table:show-details="true"/>
                <table:data-pilot-member table:name="IPsec" table:display="true" table:show-details="true"/>
                <table:data-pilot-member table:name="Ipswitch iMail Server" table:display="true" table:show-details="true"/>
                <table:data-pilot-member table:name="IPTables" table:display="true" table:show-details="true"/>
                <table:data-pilot-member table:name="IPv4" table:display="true" table:show-details="true"/>
                <table:data-pilot-member table:name="IPX" table:display="true" table:show-details="true"/>
                <table:data-pilot-member table:name="IRC" table:display="true" table:show-details="true"/>
                <table:data-pilot-member table:name="IronPython" table:display="true" table:show-details="true"/>
                <table:data-pilot-member table:name="J2EE" table:display="true" table:show-details="true"/>
                <table:data-pilot-member table:name="J2ME" table:display="true" table:show-details="true"/>
                <table:data-pilot-member table:name="J2SE" table:display="true" table:show-details="true"/>
                <table:data-pilot-member table:name="JAAS" table:display="true" table:show-details="true"/>
                <table:data-pilot-member table:name="Jackson" table:display="true" table:show-details="true"/>
                <table:data-pilot-member table:name="Jakarta-Lucene" table:display="true" table:show-details="true"/>
                <table:data-pilot-member table:name="Jasper Reports" table:display="true" table:show-details="true"/>
                <table:data-pilot-member table:name="Java Advanced Imaging" table:display="true" table:show-details="true"/>
                <table:data-pilot-member table:name="Java Mail" table:display="true" table:show-details="true"/>
                <table:data-pilot-member table:name="Java Native Interface" table:display="true" table:show-details="true"/>
                <table:data-pilot-member table:name="Java Technologies" table:display="true" table:show-details="true"/>
                <table:data-pilot-member table:name="JavaScript" table:display="true" table:show-details="true"/>
                <table:data-pilot-member table:name="JAXP" table:display="true" table:show-details="true"/>
                <table:data-pilot-member table:name="Jboss" table:display="true" table:show-details="true"/>
                <table:data-pilot-member table:name="Jbuilder" table:display="true" table:show-details="true"/>
                <table:data-pilot-member table:name="JCA" table:display="true" table:show-details="true"/>
                <table:data-pilot-member table:name="Jcoverage" table:display="true" table:show-details="true"/>
                <table:data-pilot-member table:name="JD Edwards" table:display="true" table:show-details="true"/>
                <table:data-pilot-member table:name="JDBC" table:display="true" table:show-details="true"/>
                <table:data-pilot-member table:name="Jdepend" table:display="true" table:show-details="true"/>
                <table:data-pilot-member table:name="JDOM" table:display="true" table:show-details="true"/>
                <table:data-pilot-member table:name="Jetspeed" table:display="true" table:show-details="true"/>
                <table:data-pilot-member table:name="JGrasp" table:display="true" table:show-details="true"/>
                <table:data-pilot-member table:name="Jibx" table:display="true" table:show-details="true"/>
                <table:data-pilot-member table:name="JIRA" table:display="true" table:show-details="true"/>
                <table:data-pilot-member table:name="JMS" table:display="true" table:show-details="true"/>
                <table:data-pilot-member table:name="JMUnit" table:display="true" table:show-details="true"/>
                <table:data-pilot-member table:name="JMX" table:display="true" table:show-details="true"/>
                <table:data-pilot-member table:name="JNDI" table:display="true" table:show-details="true"/>
                <table:data-pilot-member table:name="JOnAS" table:display="true" table:show-details="true"/>
                <table:data-pilot-member table:name="Joomla" table:display="true" table:show-details="true"/>
                <table:data-pilot-member table:name="Jprofiler" table:display="true" table:show-details="true"/>
                <table:data-pilot-member table:name="jQuery" table:display="true" table:show-details="true"/>
                <table:data-pilot-member table:name="Jrun" table:display="true" table:show-details="true"/>
                <table:data-pilot-member table:name="Jserv" table:display="true" table:show-details="true"/>
                <table:data-pilot-member table:name="JSF (JavaServer Faces)" table:display="true" table:show-details="true"/>
                <table:data-pilot-member table:name="JSON" table:display="true" table:show-details="true"/>
                <table:data-pilot-member table:name="JSP - Servlets - Applet" table:display="true" table:show-details="true"/>
                <table:data-pilot-member table:name="JSTL" table:display="true" table:show-details="true"/>
                <table:data-pilot-member table:name="JSWDK" table:display="true" table:show-details="true"/>
                <table:data-pilot-member table:name="JTA" table:display="true" table:show-details="true"/>
                <table:data-pilot-member table:name="Junit" table:display="true" table:show-details="true"/>
                <table:data-pilot-member table:name="JunOS" table:display="true" table:show-details="true"/>
                <table:data-pilot-member table:name="JWebUnit" table:display="true" table:show-details="true"/>
                <table:data-pilot-member table:name="JWS" table:display="true" table:show-details="true"/>
                <table:data-pilot-member table:name="Keel" table:display="true" table:show-details="true"/>
                <table:data-pilot-member table:name="Keil" table:display="true" table:show-details="true"/>
                <table:data-pilot-member table:name="Kodo JDO" table:display="true" table:show-details="true"/>
                <table:data-pilot-member table:name="Kohana" table:display="true" table:show-details="true"/>
                <table:data-pilot-member table:name="LabView" table:display="true" table:show-details="true"/>
                <table:data-pilot-member table:name="LAN" table:display="true" table:show-details="true"/>
                <table:data-pilot-member table:name="LD (Ladder Diagram)" table:display="true" table:show-details="true"/>
                <table:data-pilot-member table:name="LDAP" table:display="true" table:show-details="true"/>
                <table:data-pilot-member table:name="LightHttpd" table:display="true" table:show-details="true"/>
                <table:data-pilot-member table:name="Lightwave" table:display="true" table:show-details="true"/>
                <table:data-pilot-member table:name="Limbaje .NET" table:display="true" table:show-details="true"/>
                <table:data-pilot-member table:name="Linksys" table:display="true" table:show-details="true"/>
                <table:data-pilot-member table:name="Linux" table:display="true" table:show-details="true"/>
                <table:data-pilot-member table:name="LINUX Kernel" table:display="true" table:show-details="true"/>
                <table:data-pilot-member table:name="Lisp" table:display="true" table:show-details="true"/>
                <table:data-pilot-member table:name="Lotus Approach" table:display="true" table:show-details="true"/>
                <table:data-pilot-member table:name="Lotus Domino" table:display="true" table:show-details="true"/>
                <table:data-pilot-member table:name="Lotus Notes" table:display="true" table:show-details="true"/>
                <table:data-pilot-member table:name="Lotus Notes Script" table:display="true" table:show-details="true"/>
                <table:data-pilot-member table:name="Lotus Smartsuite" table:display="true" table:show-details="true"/>
                <table:data-pilot-member table:name="Mac OS" table:display="true" table:show-details="true"/>
                <table:data-pilot-member table:name="Magento" table:display="true" table:show-details="true"/>
                <table:data-pilot-member table:name="Mambo" table:display="true" table:show-details="true"/>
                <table:data-pilot-member table:name="Mantis Bug Tracker" table:display="true" table:show-details="true"/>
                <table:data-pilot-member table:name="MAP" table:display="true" table:show-details="true"/>
                <table:data-pilot-member table:name="Mapbasic" table:display="true" table:show-details="true"/>
                <table:data-pilot-member table:name="Matlab" table:display="true" table:show-details="true"/>
                <table:data-pilot-member table:name="Maude" table:display="true" table:show-details="true"/>
                <table:data-pilot-member table:name="Maya" table:display="true" table:show-details="true"/>
                <table:data-pilot-member table:name="MbUnit" table:display="true" table:show-details="true"/>
                <table:data-pilot-member table:name="McAfee" table:display="true" table:show-details="true"/>
                <table:data-pilot-member table:name="MEGA" table:display="true" table:show-details="true"/>
                <table:data-pilot-member table:name="MEGA Designer" table:display="true" table:show-details="true"/>
                <table:data-pilot-member table:name="Mercury Quality Center" table:display="true" table:show-details="true"/>
                <table:data-pilot-member table:name="Merise" table:display="true" table:show-details="true"/>
                <table:data-pilot-member table:name="MetaQuotes Language" table:display="true" table:show-details="true"/>
                <table:data-pilot-member table:name="Metaweb Query Language" table:display="true" table:show-details="true"/>
                <table:data-pilot-member table:name="MFC" table:display="true" table:show-details="true"/>
                <table:data-pilot-member table:name="MGCP" table:display="true" table:show-details="true"/>
                <table:data-pilot-member table:name="Microangelo Studio" table:display="true" table:show-details="true"/>
                <table:data-pilot-member table:name="Microcontrolers" table:display="true" table:show-details="true"/>
                <table:data-pilot-member table:name="Microsoft Cluster Server" table:display="true" table:show-details="true"/>
                <table:data-pilot-member table:name="Microsoft PowerPoint" table:display="true" table:show-details="true"/>
                <table:data-pilot-member table:name="Microsoft Transaction Server" table:display="true" table:show-details="true"/>
                <table:data-pilot-member table:name="MINIX" table:display="true" table:show-details="true"/>
                <table:data-pilot-member table:name="MIPS" table:display="true" table:show-details="true"/>
                <table:data-pilot-member table:name="Mock" table:display="true" table:show-details="true"/>
                <table:data-pilot-member table:name="MongoDB" table:display="true" table:show-details="true"/>
                <table:data-pilot-member table:name="MPLAB" table:display="true" table:show-details="true"/>
                <table:data-pilot-member table:name="MPLS" table:display="true" table:show-details="true"/>
                <table:data-pilot-member table:name="MS Access" table:display="true" table:show-details="true"/>
                <table:data-pilot-member table:name="MS FrontPage" table:display="true" table:show-details="true"/>
                <table:data-pilot-member table:name="MS Office (Word, Excel, Powerpoint, Outlook)" table:display="true" table:show-details="true"/>
                <table:data-pilot-member table:name="MS Project" table:display="true" table:show-details="true"/>
                <table:data-pilot-member table:name="MS Publisher" table:display="true" table:show-details="true"/>
                <table:data-pilot-member table:name="MS Visio" table:display="true" table:show-details="true"/>
                <table:data-pilot-member table:name="MS-DOS" table:display="true" table:show-details="true"/>
                <table:data-pilot-member table:name="Multimedia Tool Book" table:display="true" table:show-details="true"/>
                <table:data-pilot-member table:name="Munin" table:display="true" table:show-details="true"/>
                <table:data-pilot-member table:name="MySQL" table:display="true" table:show-details="true"/>
                <table:data-pilot-member table:name="Nagios" table:display="true" table:show-details="true"/>
                <table:data-pilot-member table:name="NCover" table:display="true" table:show-details="true"/>
                <table:data-pilot-member table:name="NetBeans" table:display="true" table:show-details="true"/>
                <table:data-pilot-member table:name="Netezza" table:display="true" table:show-details="true"/>
                <table:data-pilot-member table:name="Netlogo" table:display="true" table:show-details="true"/>
                <table:data-pilot-member table:name="NetObjects Fusion" table:display="true" table:show-details="true"/>
                <table:data-pilot-member table:name="Netware" table:display="true" table:show-details="true"/>
                <table:data-pilot-member table:name="NewsML" table:display="true" table:show-details="true"/>
                <table:data-pilot-member table:name="Nginx" table:display="true" table:show-details="true"/>
                <table:data-pilot-member table:name="NIAM" table:display="true" table:show-details="true"/>
                <table:data-pilot-member table:name="NLM" table:display="true" table:show-details="true"/>
                <table:data-pilot-member table:name="NMS" table:display="true" table:show-details="true"/>
                <table:data-pilot-member table:name="NNTP" table:display="true" table:show-details="true"/>
                <table:data-pilot-member table:name="Novell Netware" table:display="true" table:show-details="true"/>
                <table:data-pilot-member table:name="NSAPI" table:display="true" table:show-details="true"/>
                <table:data-pilot-member table:name="NX (Unigraphics)" table:display="true" table:show-details="true"/>
                <table:data-pilot-member table:name="Objective-C" table:display="true" table:show-details="true"/>
                <table:data-pilot-member table:name="ObjectPascal" table:display="true" table:show-details="true"/>
                <table:data-pilot-member table:name="OJB" table:display="true" table:show-details="true"/>
                <table:data-pilot-member table:name="OLAP" table:display="true" table:show-details="true"/>
                <table:data-pilot-member table:name="OLE" table:display="true" table:show-details="true"/>
                <table:data-pilot-member table:name="Omnimark" table:display="true" table:show-details="true"/>
                <table:data-pilot-member table:name="OMT" table:display="true" table:show-details="true"/>
                <table:data-pilot-member table:name="OneWorld" table:display="true" table:show-details="true"/>
                <table:data-pilot-member table:name="OOP" table:display="true" table:show-details="true"/>
                <table:data-pilot-member table:name="OPC" table:display="true" table:show-details="true"/>
                <table:data-pilot-member table:name="Open Text Content Server" table:display="true" table:show-details="true"/>
                <table:data-pilot-member table:name="Open VPN" table:display="true" table:show-details="true"/>
                <table:data-pilot-member table:name="OpenAdaptor" table:display="true" table:show-details="true"/>
                <table:data-pilot-member table:name="OpenBase" table:display="true" table:show-details="true"/>
                <table:data-pilot-member table:name="OpenCard" table:display="true" table:show-details="true"/>
                <table:data-pilot-member table:name="OpenCL" table:display="true" table:show-details="true"/>
                <table:data-pilot-member table:name="OpenGL" table:display="true" table:show-details="true"/>
                <table:data-pilot-member table:name="OpenOffice" table:display="true" table:show-details="true"/>
                <table:data-pilot-member table:name="OpenPhone" table:display="true" table:show-details="true"/>
                <table:data-pilot-member table:name="OpenSymphony" table:display="true" table:show-details="true"/>
                <table:data-pilot-member table:name="OpenVZ" table:display="true" table:show-details="true"/>
                <table:data-pilot-member table:name="OQL" table:display="true" table:show-details="true"/>
                <table:data-pilot-member table:name="Oracle" table:display="true" table:show-details="true"/>
                <table:data-pilot-member table:name="Oracle Apex" table:display="true" table:show-details="true"/>
                <table:data-pilot-member table:name="Oracle BPEL Process Manager" table:display="true" table:show-details="true"/>
                <table:data-pilot-member table:name="Oracle Data Integrator" table:display="true" table:show-details="true"/>
                <table:data-pilot-member table:name="Oracle Designer" table:display="true" table:show-details="true"/>
                <table:data-pilot-member table:name="Oracle Forms" table:display="true" table:show-details="true"/>
                <table:data-pilot-member table:name="Oracle Jdeveloper" table:display="true" table:show-details="true"/>
                <table:data-pilot-member table:name="Oracle Portal" table:display="true" table:show-details="true"/>
                <table:data-pilot-member table:name="Oracle Recovery Manager (RMAN)" table:display="true" table:show-details="true"/>
                <table:data-pilot-member table:name="Oracle Reports" table:display="true" table:show-details="true"/>
                <table:data-pilot-member table:name="Oracle Spatial" table:display="true" table:show-details="true"/>
                <table:data-pilot-member table:name="Oracle Warehouse Builder" table:display="true" table:show-details="true"/>
                <table:data-pilot-member table:name="Oracle9iAS" table:display="true" table:show-details="true"/>
                <table:data-pilot-member table:name="OrCAD" table:display="true" table:show-details="true"/>
                <table:data-pilot-member table:name="Orion" table:display="true" table:show-details="true"/>
                <table:data-pilot-member table:name="OS/2" table:display="true" table:show-details="true"/>
                <table:data-pilot-member table:name="OS/390" table:display="true" table:show-details="true"/>
                <table:data-pilot-member table:name="OS/400" table:display="true" table:show-details="true"/>
                <table:data-pilot-member table:name="OSPF" table:display="true" table:show-details="true"/>
                <table:data-pilot-member table:name="PaintShopPro" table:display="true" table:show-details="true"/>
                <table:data-pilot-member table:name="Paradox" table:display="true" table:show-details="true"/>
                <table:data-pilot-member table:name="Parlog" table:display="true" table:show-details="true"/>
                <table:data-pilot-member table:name="Pascal" table:display="true" table:show-details="true"/>
                <table:data-pilot-member table:name="P-CAD" table:display="true" table:show-details="true"/>
                <table:data-pilot-member table:name="PCB" table:display="true" table:show-details="true"/>
                <table:data-pilot-member table:name="Pega" table:display="true" table:show-details="true"/>
                <table:data-pilot-member table:name="PeopleSoft" table:display="true" table:show-details="true"/>
                <table:data-pilot-member table:name="PeopleSoft Enterprise Service Automation" table:display="true" table:show-details="true"/>
                <table:data-pilot-member table:name="Percussion CMS" table:display="true" table:show-details="true"/>
                <table:data-pilot-member table:name="Perl" table:display="true" table:show-details="true"/>
                <table:data-pilot-member table:name="PHP" table:display="true" table:show-details="true"/>
                <table:data-pilot-member table:name="PHPMyAdmin" table:display="true" table:show-details="true"/>
                <table:data-pilot-member table:name="Pinnacle Studio" table:display="true" table:show-details="true"/>
                <table:data-pilot-member table:name="Pixlib" table:display="true" table:show-details="true"/>
                <table:data-pilot-member table:name="PL/SQL" table:display="true" table:show-details="true"/>
                <table:data-pilot-member table:name="Play" table:display="true" table:show-details="true"/>
                <table:data-pilot-member table:name="POP3" table:display="true" table:show-details="true"/>
                <table:data-pilot-member table:name="Poseidon" table:display="true" table:show-details="true"/>
                <table:data-pilot-member table:name="Poser" table:display="true" table:show-details="true"/>
                <table:data-pilot-member table:name="POSIX API" table:display="true" table:show-details="true"/>
                <table:data-pilot-member table:name="Postfix" table:display="true" table:show-details="true"/>
                <table:data-pilot-member table:name="PostGreSQL" table:display="true" table:show-details="true"/>
                <table:data-pilot-member table:name="Power AMC" table:display="true" table:show-details="true"/>
                <table:data-pilot-member table:name="Power Designer" table:display="true" table:show-details="true"/>
                <table:data-pilot-member table:name="PowerBuilder" table:display="true" table:show-details="true"/>
                <table:data-pilot-member table:name="PowerMill" table:display="true" table:show-details="true"/>
                <table:data-pilot-member table:name="PRO*C" table:display="true" table:show-details="true"/>
                <table:data-pilot-member table:name="Progress OpenEdge Database" table:display="true" table:show-details="true"/>
                <table:data-pilot-member table:name="Prolog" table:display="true" table:show-details="true"/>
                <table:data-pilot-member table:name="Prototype JavaScript Framework" table:display="true" table:show-details="true"/>
                <table:data-pilot-member table:name="PSDN" table:display="true" table:show-details="true"/>
                <table:data-pilot-member table:name="PyCharm" table:display="true" table:show-details="true"/>
                <table:data-pilot-member table:name="Python" table:display="true" table:show-details="true"/>
                <table:data-pilot-member table:name="QBE" table:display="true" table:show-details="true"/>
                <table:data-pilot-member table:name="QCodo" table:display="true" table:show-details="true"/>
                <table:data-pilot-member table:name="QF-Test" table:display="true" table:show-details="true"/>
                <table:data-pilot-member table:name="Qooxdoo" table:display="true" table:show-details="true"/>
                <table:data-pilot-member table:name="QTP" table:display="true" table:show-details="true"/>
                <table:data-pilot-member table:name="Qualiac" table:display="true" table:show-details="true"/>
                <table:data-pilot-member table:name="Quark Xpress" table:display="true" table:show-details="true"/>
                <table:data-pilot-member table:name="Quick Basic" table:display="true" table:show-details="true"/>
                <table:data-pilot-member table:name="QuickTest" table:display="true" table:show-details="true"/>
                <table:data-pilot-member table:name="RADIUS" table:display="true" table:show-details="true"/>
                <table:data-pilot-member table:name="Ranorex" table:display="true" table:show-details="true"/>
                <table:data-pilot-member table:name="RapidSQL" table:display="true" table:show-details="true"/>
                <table:data-pilot-member table:name="Raptor Firewalls" table:display="true" table:show-details="true"/>
                <table:data-pilot-member table:name="RARP" table:display="true" table:show-details="true"/>
                <table:data-pilot-member table:name="Rational - Functional" table:display="true" table:show-details="true"/>
                <table:data-pilot-member table:name="Rational ClearCase" table:display="true" table:show-details="true"/>
                <table:data-pilot-member table:name="Rational Functional Tester" table:display="true" table:show-details="true"/>
                <table:data-pilot-member table:name="Rational Rose" table:display="true" table:show-details="true"/>
                <table:data-pilot-member table:name="Rational Rose XDE" table:display="true" table:show-details="true"/>
                <table:data-pilot-member table:name="Rational Test Manager" table:display="true" table:show-details="true"/>
                <table:data-pilot-member table:name="Rational TestManager" table:display="true" table:show-details="true"/>
                <table:data-pilot-member table:name="Rational Unified Process" table:display="true" table:show-details="true"/>
                <table:data-pilot-member table:name="Rational XDE" table:display="true" table:show-details="true"/>
                <table:data-pilot-member table:name="RBAC" table:display="true" table:show-details="true"/>
                <table:data-pilot-member table:name="RDP" table:display="true" table:show-details="true"/>
                <table:data-pilot-member table:name="RedHat" table:display="true" table:show-details="true"/>
                <table:data-pilot-member table:name="ReportMaker" table:display="true" table:show-details="true"/>
                <table:data-pilot-member table:name="Resharper" table:display="true" table:show-details="true"/>
                <table:data-pilot-member table:name="Restlet" table:display="true" table:show-details="true"/>
                <table:data-pilot-member table:name="RIP" table:display="true" table:show-details="true"/>
                <table:data-pilot-member table:name="RPG" table:display="true" table:show-details="true"/>
                <table:data-pilot-member table:name="RRAS" table:display="true" table:show-details="true"/>
                <table:data-pilot-member table:name="Ruby on Rails" table:display="true" table:show-details="true"/>
                <table:data-pilot-member table:name="SADT" table:display="true" table:show-details="true"/>
                <table:data-pilot-member table:name="SAGE" table:display="true" table:show-details="true"/>
                <table:data-pilot-member table:name="Sage ERP X3" table:display="true" table:show-details="true"/>
                <table:data-pilot-member table:name="Samba" table:display="true" table:show-details="true"/>
                <table:data-pilot-member table:name="SanCont" table:display="true" table:show-details="true"/>
                <table:data-pilot-member table:name="SAP" table:display="true" table:show-details="true"/>
                <table:data-pilot-member table:name="SAP Business Information Warehouse" table:display="true" table:show-details="true"/>
                <table:data-pilot-member table:name="SART" table:display="true" table:show-details="true"/>
                <table:data-pilot-member table:name="SAS" table:display="true" table:show-details="true"/>
                <table:data-pilot-member table:name="SAX" table:display="true" table:show-details="true"/>
                <table:data-pilot-member table:name="SCADE Suite" table:display="true" table:show-details="true"/>
                <table:data-pilot-member table:name="SCTP" table:display="true" table:show-details="true"/>
                <table:data-pilot-member table:name="SDP" table:display="true" table:show-details="true"/>
                <table:data-pilot-member table:name="SEAM" table:display="true" table:show-details="true"/>
                <table:data-pilot-member table:name="Selenium" table:display="true" table:show-details="true"/>
                <table:data-pilot-member table:name="SEM" table:display="true" table:show-details="true"/>
                <table:data-pilot-member table:name="Sendmail" table:display="true" table:show-details="true"/>
                <table:data-pilot-member table:name="SFC" table:display="true" table:show-details="true"/>
                <table:data-pilot-member table:name="SharePoint" table:display="true" table:show-details="true"/>
                <table:data-pilot-member table:name="Shell Posix" table:display="true" table:show-details="true"/>
                <table:data-pilot-member table:name="Shell Scripting" table:display="true" table:show-details="true"/>
                <table:data-pilot-member table:name="Shell Unix" table:display="true" table:show-details="true"/>
                <table:data-pilot-member table:name="Shorewall" table:display="true" table:show-details="true"/>
                <table:data-pilot-member table:name="SIEMENS Step 7" table:display="true" table:show-details="true"/>
                <table:data-pilot-member table:name="Silverlight" table:display="true" table:show-details="true"/>
                <table:data-pilot-member table:name="SIMATIC" table:display="true" table:show-details="true"/>
                <table:data-pilot-member table:name="Sinatra" table:display="true" table:show-details="true"/>
                <table:data-pilot-member table:name="SIP" table:display="true" table:show-details="true"/>
                <table:data-pilot-member table:name="Slackware" table:display="true" table:show-details="true"/>
                <table:data-pilot-member table:name="SLIP" table:display="true" table:show-details="true"/>
                <table:data-pilot-member table:name="Smart FTP" table:display="true" table:show-details="true"/>
                <table:data-pilot-member table:name="Smarty" table:display="true" table:show-details="true"/>
                <table:data-pilot-member table:name="SMTP" table:display="true" table:show-details="true"/>
                <table:data-pilot-member table:name="SNMP" table:display="true" table:show-details="true"/>
                <table:data-pilot-member table:name="SOAP" table:display="true" table:show-details="true"/>
                <table:data-pilot-member table:name="SolidWorks" table:display="true" table:show-details="true"/>
                <table:data-pilot-member table:name="Soniq MQ" table:display="true" table:show-details="true"/>
                <table:data-pilot-member table:name="Spago BI" table:display="true" table:show-details="true"/>
                <table:data-pilot-member table:name="Splus" table:display="true" table:show-details="true"/>
                <table:data-pilot-member table:name="Spring" table:display="true" table:show-details="true"/>
                <table:data-pilot-member table:name="Sproutcore" table:display="true" table:show-details="true"/>
                <table:data-pilot-member table:name="Spry" table:display="true" table:show-details="true"/>
                <table:data-pilot-member table:name="SPSS" table:display="true" table:show-details="true"/>
                <table:data-pilot-member table:name="SQL" table:display="true" table:show-details="true"/>
                <table:data-pilot-member table:name="SQL Server" table:display="true" table:show-details="true"/>
                <table:data-pilot-member table:name="SQL Server Business Intelligence Development Studio" table:display="true" table:show-details="true"/>
                <table:data-pilot-member table:name="SQL Server Replication" table:display="true" table:show-details="true"/>
                <table:data-pilot-member table:name="SQL Server Report Builder" table:display="true" table:show-details="true"/>
                <table:data-pilot-member table:name="SQL Server Reporting Services" table:display="true" table:show-details="true"/>
                <table:data-pilot-member table:name="SQLite" table:display="true" table:show-details="true"/>
                <table:data-pilot-member table:name="Squid" table:display="true" table:show-details="true"/>
                <table:data-pilot-member table:name="SQuirrel SQL" table:display="true" table:show-details="true"/>
                <table:data-pilot-member table:name="SS7" table:display="true" table:show-details="true"/>
                <table:data-pilot-member table:name="SSL" table:display="true" table:show-details="true"/>
                <table:data-pilot-member table:name="ST (Structured Text)" table:display="true" table:show-details="true"/>
                <table:data-pilot-member table:name="StarOffice" table:display="true" table:show-details="true"/>
                <table:data-pilot-member table:name="StatBox" table:display="true" table:show-details="true"/>
                <table:data-pilot-member table:name="StatGraphicsPlus" table:display="true" table:show-details="true"/>
                <table:data-pilot-member table:name="StatLab" table:display="true" table:show-details="true"/>
                <table:data-pilot-member table:name="STEP 7 Micro/WIN32" table:display="true" table:show-details="true"/>
                <table:data-pilot-member table:name="Stratus VOS" table:display="true" table:show-details="true"/>
                <table:data-pilot-member table:name="Struts" table:display="true" table:show-details="true"/>
                <table:data-pilot-member table:name="Subversion (svn)" table:display="true" table:show-details="true"/>
                <table:data-pilot-member table:name="Sun One Application Server 7" table:display="true" table:show-details="true"/>
                <table:data-pilot-member table:name="Sun Solaris" table:display="true" table:show-details="true"/>
                <table:data-pilot-member table:name="Sunopsis" table:display="true" table:show-details="true"/>
                <table:data-pilot-member table:name="SUSE" table:display="true" table:show-details="true"/>
                <table:data-pilot-member table:name="Swift3d" table:display="true" table:show-details="true"/>
                <table:data-pilot-member table:name="Swing" table:display="true" table:show-details="true"/>
                <table:data-pilot-member table:name="Swiz" table:display="true" table:show-details="true"/>
                <table:data-pilot-member table:name="Sybase" table:display="true" table:show-details="true"/>
                <table:data-pilot-member table:name="Symantec Enterprise Vault" table:display="true" table:show-details="true"/>
                <table:data-pilot-member table:name="Systar Omnivision" table:display="true" table:show-details="true"/>
                <table:data-pilot-member table:name="Systat" table:display="true" table:show-details="true"/>
                <table:data-pilot-member table:name="TACACS" table:display="true" table:show-details="true"/>
                <table:data-pilot-member table:name="Talend" table:display="true" table:show-details="true"/>
                <table:data-pilot-member table:name="Tapestry" table:display="true" table:show-details="true"/>
                <table:data-pilot-member table:name="TargetLink" table:display="true" table:show-details="true"/>
                <table:data-pilot-member table:name="TCP/IP" table:display="true" table:show-details="true"/>
                <table:data-pilot-member table:name="Testlink" table:display="true" table:show-details="true"/>
                <table:data-pilot-member table:name="TestNG" table:display="true" table:show-details="true"/>
                <table:data-pilot-member table:name="TestTrack" table:display="true" table:show-details="true"/>
                <table:data-pilot-member table:name="TIBCO" table:display="true" table:show-details="true"/>
                <table:data-pilot-member table:name="TIBCO EMS" table:display="true" table:show-details="true"/>
                <table:data-pilot-member table:name="Tiles" table:display="true" table:show-details="true"/>
                <table:data-pilot-member table:name="TinyERP" table:display="true" table:show-details="true"/>
                <table:data-pilot-member table:name="TOAD" table:display="true" table:show-details="true"/>
                <table:data-pilot-member table:name="Tomcat" table:display="true" table:show-details="true"/>
                <table:data-pilot-member table:name="TortoiseSVN" table:display="true" table:show-details="true"/>
                <table:data-pilot-member table:name="Trac" table:display="true" table:show-details="true"/>
                <table:data-pilot-member table:name="Transact-SQL" table:display="true" table:show-details="true"/>
                <table:data-pilot-member table:name="TrimPath" table:display="true" table:show-details="true"/>
                <table:data-pilot-member table:name="TrueSpace" table:display="true" table:show-details="true"/>
                <table:data-pilot-member table:name="Tuxedo Server" table:display="true" table:show-details="true"/>
                <table:data-pilot-member table:name="Twisted" table:display="true" table:show-details="true"/>
                <table:data-pilot-member table:name="Ubuntu" table:display="true" table:show-details="true"/>
                <table:data-pilot-member table:name="UDDI" table:display="true" table:show-details="true"/>
                <table:data-pilot-member table:name="Ulead PhotoImpact" table:display="true" table:show-details="true"/>
                <table:data-pilot-member table:name="UML" table:display="true" table:show-details="true"/>
                <table:data-pilot-member table:name="UMTS" table:display="true" table:show-details="true"/>
                <table:data-pilot-member table:name="Unica NetTracker" table:display="true" table:show-details="true"/>
                <table:data-pilot-member table:name="Unicos" table:display="true" table:show-details="true"/>
                <table:data-pilot-member table:name="Unity3D" table:display="true" table:show-details="true"/>
                <table:data-pilot-member table:name="Unix" table:display="true" table:show-details="true"/>
                <table:data-pilot-member table:name="utPL/SQL" table:display="true" table:show-details="true"/>
                <table:data-pilot-member table:name="Vaadin" table:display="true" table:show-details="true"/>
                <table:data-pilot-member table:name="Varnish" table:display="true" table:show-details="true"/>
                <table:data-pilot-member table:name="VBA" table:display="true" table:show-details="true"/>
                <table:data-pilot-member table:name="VectorWorks" table:display="true" table:show-details="true"/>
                <table:data-pilot-member table:name="Verilog HDL" table:display="true" table:show-details="true"/>
                <table:data-pilot-member table:name="VHDL" table:display="true" table:show-details="true"/>
                <table:data-pilot-member table:name="VHDL-AMS" table:display="true" table:show-details="true"/>
                <table:data-pilot-member table:name="Visual Age" table:display="true" table:show-details="true"/>
                <table:data-pilot-member table:name="Visual Basic" table:display="true" table:show-details="true"/>
                <table:data-pilot-member table:name="Visual Cafe" table:display="true" table:show-details="true"/>
                <table:data-pilot-member table:name="Visual J++" table:display="true" table:show-details="true"/>
                <table:data-pilot-member table:name="Visual Source Safe" table:display="true" table:show-details="true"/>
                <table:data-pilot-member table:name="Visual Studio" table:display="true" table:show-details="true"/>
                <table:data-pilot-member table:name="Visual Studio .NET" table:display="true" table:show-details="true"/>
                <table:data-pilot-member table:name="VLAN" table:display="true" table:show-details="true"/>
                <table:data-pilot-member table:name="VML" table:display="true" table:show-details="true"/>
                <table:data-pilot-member table:name="VMware" table:display="true" table:show-details="true"/>
                <table:data-pilot-member table:name="VNC" table:display="true" table:show-details="true"/>
                <table:data-pilot-member table:name="VoIP" table:display="true" table:show-details="true"/>
                <table:data-pilot-member table:name="VPLS" table:display="true" table:show-details="true"/>
                <table:data-pilot-member table:name="VPN" table:display="true" table:show-details="true"/>
                <table:data-pilot-member table:name="VRML" table:display="true" table:show-details="true"/>
                <table:data-pilot-member table:name="VRRP" table:display="true" table:show-details="true"/>
                <table:data-pilot-member table:name="VTP" table:display="true" table:show-details="true"/>
                <table:data-pilot-member table:name="WAN" table:display="true" table:show-details="true"/>
                <table:data-pilot-member table:name="WAP" table:display="true" table:show-details="true"/>
                <table:data-pilot-member table:name="WCF" table:display="true" table:show-details="true"/>
                <table:data-pilot-member table:name="Web Services" table:display="true" table:show-details="true"/>
                <table:data-pilot-member table:name="WebDAV" table:display="true" table:show-details="true"/>
                <table:data-pilot-member table:name="WebDNA" table:display="true" table:show-details="true"/>
                <table:data-pilot-member table:name="WebLogic" table:display="true" table:show-details="true"/>
                <table:data-pilot-member table:name="WebObjects" table:display="true" table:show-details="true"/>
                <table:data-pilot-member table:name="Webwork" table:display="true" table:show-details="true"/>
                <table:data-pilot-member table:name="WfMOpen (Workflow Management Open)" table:display="true" table:show-details="true"/>
                <table:data-pilot-member table:name="WinDesign" table:display="true" table:show-details="true"/>
                <table:data-pilot-member table:name="WinDEV" table:display="true" table:show-details="true"/>
                <table:data-pilot-member table:name="Windows" table:display="true" table:show-details="true"/>
                <table:data-pilot-member table:name="Windows 2000 Professional &amp; Server" table:display="true" table:show-details="true"/>
                <table:data-pilot-member table:name="Windows 2003 Server" table:display="true" table:show-details="true"/>
                <table:data-pilot-member table:name="Windows API" table:display="true" table:show-details="true"/>
                <table:data-pilot-member table:name="Windows CE" table:display="true" table:show-details="true"/>
                <table:data-pilot-member table:name="Windows Forms" table:display="true" table:show-details="true"/>
                <table:data-pilot-member table:name="WINDOWS NT 4" table:display="true" table:show-details="true"/>
                <table:data-pilot-member table:name="Windows NT Server" table:display="true" table:show-details="true"/>
                <table:data-pilot-member table:name="Windows Server 2008 Enterprise" table:display="true" table:show-details="true"/>
                <table:data-pilot-member table:name="Windows Small Business Server" table:display="true" table:show-details="true"/>
                <table:data-pilot-member table:name="WINGATE" table:display="true" table:show-details="true"/>
                <table:data-pilot-member table:name="WinMentor" table:display="true" table:show-details="true"/>
                <table:data-pilot-member table:name="WinSCP" table:display="true" table:show-details="true"/>
                <table:data-pilot-member table:name="WML" table:display="true" table:show-details="true"/>
                <table:data-pilot-member table:name="Wonderware Historian" table:display="true" table:show-details="true"/>
                <table:data-pilot-member table:name="Workflow Builder" table:display="true" table:show-details="true"/>
                <table:data-pilot-member table:name="WSN" table:display="true" table:show-details="true"/>
                <table:data-pilot-member table:name="WWF" table:display="true" table:show-details="true"/>
                <table:data-pilot-member table:name="X25" table:display="true" table:show-details="true"/>
                <table:data-pilot-member table:name="XAJAX" table:display="true" table:show-details="true"/>
                <table:data-pilot-member table:name="Xalan" table:display="true" table:show-details="true"/>
                <table:data-pilot-member table:name="XAML" table:display="true" table:show-details="true"/>
                <table:data-pilot-member table:name="Xcode" table:display="true" table:show-details="true"/>
                <table:data-pilot-member table:name="xDoclet" table:display="true" table:show-details="true"/>
                <table:data-pilot-member table:name="Xen Server" table:display="true" table:show-details="true"/>
                <table:data-pilot-member table:name="XERCES" table:display="true" table:show-details="true"/>
                <table:data-pilot-member table:name="xForms" table:display="true" table:show-details="true"/>
                <table:data-pilot-member table:name="XHTML" table:display="true" table:show-details="true"/>
                <table:data-pilot-member table:name="Xilinx" table:display="true" table:show-details="true"/>
                <table:data-pilot-member table:name="Xlet" table:display="true" table:show-details="true"/>
                <table:data-pilot-member table:name="xLink" table:display="true" table:show-details="true"/>
                <table:data-pilot-member table:name="XML" table:display="true" table:show-details="true"/>
                <table:data-pilot-member table:name="XMLBeans" table:display="true" table:show-details="true"/>
                <table:data-pilot-member table:name="XMLUnit" table:display="true" table:show-details="true"/>
                <table:data-pilot-member table:name="XMP" table:display="true" table:show-details="true"/>
                <table:data-pilot-member table:name="XMPP (Jabber)" table:display="true" table:show-details="true"/>
                <table:data-pilot-member table:name="XNA" table:display="true" table:show-details="true"/>
                <table:data-pilot-member table:name="XPATH" table:display="true" table:show-details="true"/>
                <table:data-pilot-member table:name="XPDL" table:display="true" table:show-details="true"/>
                <table:data-pilot-member table:name="xPointer" table:display="true" table:show-details="true"/>
                <table:data-pilot-member table:name="XSD" table:display="true" table:show-details="true"/>
                <table:data-pilot-member table:name="XSL" table:display="true" table:show-details="true"/>
                <table:data-pilot-member table:name="XSLT" table:display="true" table:show-details="true"/>
                <table:data-pilot-member table:name="XSQL" table:display="true" table:show-details="true"/>
                <table:data-pilot-member table:name="XUI" table:display="true" table:show-details="true"/>
                <table:data-pilot-member table:name="xUnit" table:display="true" table:show-details="true"/>
                <table:data-pilot-member table:name="Yii" table:display="true" table:show-details="true"/>
                <table:data-pilot-member table:name="Z" table:display="true" table:show-details="true"/>
                <table:data-pilot-member table:name="Zend Framework" table:display="true" table:show-details="true"/>
                <table:data-pilot-member table:name="Zend Studio" table:display="true" table:show-details="true"/>
                <table:data-pilot-member table:name="ZenWalk" table:display="true" table:show-details="true"/>
                <table:data-pilot-member table:name="Zimbra" table:display="true" table:show-details="true"/>
                <table:data-pilot-member table:name="Zinc" table:display="true" table:show-details="true"/>
                <table:data-pilot-member table:name="ZModem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071in 0.0209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vot_20_table" style:display-name="PageStyle_pivot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competences_5f_CVC_20_Web" style:display-name="PageStyle_Liste competences_CVC We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 Costea</meta:initial-creator>
    <dc:creator>Manuel Damian</dc:creator>
    <meta:creation-date>2014-05-30T15:24:55</meta:creation-date>
    <dc:date>2014-06-02T12:14:10</dc:date>
    <meta:generator>LibreOffice/4.2.4.2$Windows_x86 LibreOffice_project/63150712c6d317d27ce2db16eb94c2f3d7b699f8</meta:generator>
    <meta:document-statistic meta:table-count="3" meta:cell-count="35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